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0069in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0069in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Standard" style:list-style-name="L3">
      <style:text-properties style:font-name="Pericles" fo:font-size="8pt" style:font-size-asian="8pt" style:font-size-complex="8pt"/>
    </style:style>
    <style:style style:name="P19" style:family="paragraph" style:parent-style-name="Standard">
      <style:text-properties style:font-name="Pericles" fo:font-size="8pt" style:font-size-asian="8pt" style:font-size-complex="10pt"/>
    </style:style>
    <style:style style:name="P20"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3" style:family="paragraph" style:parent-style-name="List_20_Paragraph" style:list-style-name="WWNum2">
      <style:text-properties style:font-name="Pericles" fo:font-size="8pt" style:font-size-asian="8pt" style:font-size-complex="8pt"/>
    </style:style>
    <style:style style:name="P24" style:family="paragraph" style:parent-style-name="List_20_Paragraph" style:list-style-name="WWNum4">
      <style:text-properties style:font-name="Pericles" fo:font-size="8pt" style:font-size-asian="8pt" style:font-size-complex="8pt"/>
    </style:style>
    <style:style style:name="P25" style:family="paragraph" style:parent-style-name="List_20_Paragraph" style:list-style-name="WWNum21">
      <style:text-properties style:font-name="Pericles" fo:font-size="8pt" style:font-size-asian="8pt" style:font-size-complex="8pt"/>
    </style:style>
    <style:style style:name="P26" style:family="paragraph" style:parent-style-name="List_20_Paragraph" style:list-style-name="WWNum23">
      <style:text-properties style:font-name="Pericles" fo:font-size="8pt" style:font-size-asian="8pt" style:font-size-complex="8pt"/>
    </style:style>
    <style:style style:name="P27" style:family="paragraph" style:parent-style-name="List_20_Paragraph" style:list-style-name="WWNum22">
      <style:text-properties style:font-name="Pericles" fo:font-size="8pt" style:font-size-asian="8pt" style:font-size-complex="8pt"/>
    </style:style>
    <style:style style:name="P28" style:family="paragraph" style:parent-style-name="List_20_Paragraph" style:list-style-name="WWNum24">
      <style:text-properties style:font-name="Pericles" fo:font-size="8pt" style:font-size-asian="8pt" style:font-size-complex="8pt"/>
    </style:style>
    <style:style style:name="P29" style:family="paragraph" style:parent-style-name="List_20_Paragraph" style:list-style-name="WWNum14">
      <style:text-properties style:font-name="Pericles" fo:font-size="8pt" style:font-size-asian="8pt" style:font-size-complex="8pt"/>
    </style:style>
    <style:style style:name="P30" style:family="paragraph" style:parent-style-name="List_20_Paragraph" style:list-style-name="WWNum10">
      <style:text-properties style:font-name="Pericles" fo:font-size="8pt" style:font-size-asian="8pt" style:font-size-complex="8pt"/>
    </style:style>
    <style:style style:name="P31" style:family="paragraph" style:parent-style-name="List_20_Paragraph" style:list-style-name="WWNum9">
      <style:text-properties style:font-name="Pericles" fo:font-size="8pt" style:font-size-asian="8pt" style:font-size-complex="8pt"/>
    </style:style>
    <style:style style:name="P32" style:family="paragraph" style:parent-style-name="List_20_Paragraph" style:list-style-name="WWNum16">
      <style:text-properties style:font-name="Pericles" fo:font-size="8pt" style:font-size-asian="8pt" style:font-size-complex="8pt"/>
    </style:style>
    <style:style style:name="P33" style:family="paragraph" style:parent-style-name="List_20_Paragraph" style:list-style-name="WWNum17">
      <style:text-properties style:font-name="Pericles" fo:font-size="8pt" style:font-size-asian="8pt" style:font-size-complex="8pt"/>
    </style:style>
    <style:style style:name="P34" style:family="paragraph" style:parent-style-name="List_20_Paragraph" style:list-style-name="WWNum20">
      <style:text-properties style:font-name="Pericles" fo:font-size="8pt" style:font-size-asian="8pt" style:font-size-complex="8pt"/>
    </style:style>
    <style:style style:name="P35" style:family="paragraph" style:parent-style-name="List_20_Paragraph" style:list-style-name="WWNum33">
      <style:text-properties style:font-name="Pericles" fo:font-size="8pt" style:font-size-asian="8pt" style:font-size-complex="8pt"/>
    </style:style>
    <style:style style:name="P36" style:family="paragraph" style:parent-style-name="List_20_Paragraph" style:list-style-name="WWNum12">
      <style:text-properties style:font-name="Pericles" fo:font-size="8pt" style:font-size-asian="8pt" style:font-size-complex="8pt"/>
    </style:style>
    <style:style style:name="P37" style:family="paragraph" style:parent-style-name="List_20_Paragraph" style:list-style-name="WWNum31">
      <style:text-properties style:font-name="Pericles" fo:font-size="8pt" style:font-size-asian="8pt" style:font-size-complex="8pt"/>
    </style:style>
    <style:style style:name="P38" style:family="paragraph" style:parent-style-name="List_20_Paragraph" style:list-style-name="WWNum36">
      <style:text-properties style:font-name="Pericles" fo:font-size="8pt" style:font-size-asian="8pt" style:font-size-complex="8pt"/>
    </style:style>
    <style:style style:name="P39" style:family="paragraph" style:parent-style-name="List_20_Paragraph" style:list-style-name="WWNum11">
      <style:text-properties style:font-name="Pericles" fo:font-size="8pt" style:font-size-asian="8pt" style:font-size-complex="8pt"/>
    </style:style>
    <style:style style:name="P40" style:family="paragraph" style:parent-style-name="List_20_Paragraph" style:list-style-name="WWNum25">
      <style:text-properties style:font-name="Pericles" fo:font-size="8pt" style:font-size-asian="8pt" style:font-size-complex="8pt"/>
    </style:style>
    <style:style style:name="P41" style:family="paragraph" style:parent-style-name="List_20_Paragraph" style:list-style-name="WWNum2">
      <style:text-properties style:font-name="Pericles" fo:font-size="8pt" style:font-size-asian="8pt" style:font-size-complex="10pt"/>
    </style:style>
    <style:style style:name="P42" style:family="paragraph" style:parent-style-name="List_20_Paragraph" style:list-style-name="WWNum29">
      <style:text-properties style:font-name="Pericles" fo:font-size="8pt" style:font-size-asian="8pt" style:font-size-complex="10pt"/>
    </style:style>
    <style:style style:name="P43" style:family="paragraph" style:parent-style-name="List_20_Paragraph" style:list-style-name="WWNum27">
      <style:text-properties style:font-name="Pericles" fo:font-size="8pt" style:font-size-asian="8pt" style:font-size-complex="10pt"/>
    </style:style>
    <style:style style:name="P44" style:family="paragraph" style:parent-style-name="List_20_Paragraph" style:list-style-name="WWNum30">
      <style:text-properties style:font-name="Pericles" fo:font-size="8pt" style:font-size-asian="8pt" style:font-size-complex="10pt"/>
    </style:style>
    <style:style style:name="P45" style:family="paragraph" style:parent-style-name="List_20_Paragraph" style:list-style-name="WWNum35">
      <style:text-properties style:font-name="Pericles" fo:font-size="8pt" style:font-size-asian="8pt" style:font-size-complex="10pt"/>
    </style:style>
    <style:style style:name="P46" style:family="paragraph" style:parent-style-name="List_20_Paragraph" style:list-style-name="WWNum9">
      <style:text-properties style:font-name="Pericles" fo:font-size="8pt" style:font-size-asian="8pt" style:font-size-complex="10pt"/>
    </style:style>
    <style:style style:name="P47" style:family="paragraph" style:parent-style-name="List_20_Paragraph" style:list-style-name="WWNum37">
      <style:text-properties style:font-name="Pericles" fo:font-size="8pt" style:font-size-asian="8pt" style:font-size-complex="10pt"/>
    </style:style>
    <style:style style:name="P48" style:family="paragraph" style:parent-style-name="List_20_Paragraph" style:list-style-name="WWNum18">
      <style:text-properties style:font-name="Pericles" fo:font-size="8pt" style:font-size-asian="8pt" style:font-size-complex="10pt"/>
    </style:style>
    <style:style style:name="P49" style:family="paragraph" style:parent-style-name="List_20_Paragraph" style:list-style-name="WWNum28">
      <style:text-properties style:font-name="Pericles" fo:font-size="8pt" style:font-size-asian="8pt" style:font-size-complex="10pt"/>
    </style:style>
    <style:style style:name="P50" style:family="paragraph" style:parent-style-name="List_20_Paragraph" style:list-style-name="WWNum32">
      <style:text-properties style:font-name="Pericles" fo:font-size="8pt" style:font-size-asian="8pt" style:font-size-complex="10pt"/>
    </style:style>
    <style:style style:name="P51" style:family="paragraph" style:parent-style-name="List_20_Paragraph" style:list-style-name="WWNum15">
      <style:text-properties style:font-name="Pericles" fo:font-size="8pt" style:font-size-asian="8pt" style:font-size-complex="10pt"/>
    </style:style>
    <style:style style:name="P52" style:family="paragraph" style:parent-style-name="List_20_Paragraph" style:list-style-name="WWNum13">
      <style:text-properties style:font-name="Pericles" fo:font-size="8pt" style:font-size-asian="8pt" style:font-size-complex="10pt"/>
    </style:style>
    <style:style style:name="P53" style:family="paragraph" style:parent-style-name="List_20_Paragraph" style:list-style-name="WWNum34">
      <style:text-properties style:font-name="Pericles" fo:font-size="8pt" style:font-size-asian="8pt"/>
    </style:style>
    <style:style style:name="P54"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5" style:family="paragraph" style:parent-style-name="List_20_Paragraph" style:list-style-name="WWNum22"/>
    <style:style style:name="P56" style:family="paragraph" style:parent-style-name="List_20_Paragraph" style:list-style-name="WWNum11"/>
    <style:style style:name="P57" style:family="paragraph" style:parent-style-name="List_20_Paragraph" style:list-style-name="WWNum26"/>
    <style:style style:name="P58"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59"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60"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61"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62"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63"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64"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3"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style:text-underline-style="none" style:font-size-asian="8pt" style:font-size-complex="10pt"/>
    </style:style>
    <style:style style:name="T15"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6" style:family="text">
      <style:text-properties style:font-name="Pericles" fo:font-size="8pt" fo:font-style="normal" style:text-underline-style="none" style:font-size-asian="8pt" style:font-style-asian="normal" style:font-size-complex="10pt" style:font-style-complex="normal"/>
    </style:style>
    <style:style style:name="T17" style:family="text">
      <style:text-properties style:font-name="Arial" fo:font-size="8pt" style:font-size-asian="8pt" style:font-size-complex="8pt"/>
    </style:style>
    <style:style style:name="T18" style:family="text">
      <style:text-properties style:font-name="Arial" fo:font-size="8pt" style:font-size-asian="8pt" style:font-size-complex="10pt"/>
    </style:style>
    <style:style style:name="T19" style:family="text">
      <style:text-properties style:font-name="Calibri" fo:font-size="8pt" style:font-size-asian="8pt" style:font-name-complex="Calibri" style:font-size-complex="8pt"/>
    </style:style>
    <style:style style:name="T20" style:family="text">
      <style:text-properties fo:font-style="italic" fo:font-weight="bold" style:font-style-asian="italic" style:font-weight-asian="bold" style:font-style-complex="italic" style:font-weight-complex="bold"/>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5023008239657832107" text:style-name="WWNum2">
                    <text:list-item>
                      <text:p text:style-name="P21">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3"/>
                </table:table-cell>
                <table:table-cell table:style-name="Table2.A1" office:value-type="string">
                  <text:list xml:id="list35306943"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7"/>
                  <text:p text:style-name="P3"/>
                </table:table-cell>
                <table:table-cell table:style-name="Table2.A1" office:value-type="string">
                  <text:list xml:id="list35283090"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5287764" text:continue-numbering="true" text:style-name="WWNum2">
                    <text:list-item>
                      <text:p text:style-name="P23">Animal Accuracy I</text:p>
                    </text:list-item>
                    <text:list-item>
                      <text:p text:style-name="P23">Animal Armor I</text:p>
                    </text:list-item>
                    <text:list-item>
                      <text:p text:style-name="P22">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3"/>
                </table:table-cell>
                <table:table-cell table:style-name="Table4.A1" office:value-type="string">
                  <text:list xml:id="list35277706"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4.A1" office:value-type="string">
                  <text:list xml:id="list35279850"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3"/>
          </table:table-cell>
        </table:table-row>
        <table:table-row>
          <table:table-cell table:style-name="Table3.A1" office:value-type="string">
            <text:p text:style-name="P1">Notes:</text:p>
            <text:list xml:id="list1655734356767350139" text:style-name="WWNum4">
              <text:list-item>
                <text:p text:style-name="P24">Animal companion starts as a level 1 juvenile creature</text:p>
              </text:list-item>
              <text:list-item>
                <text:p text:style-name="P24">Levels up with character gaining the following</text:p>
                <text:list>
                  <text:list-item>
                    <text:p text:style-name="P24">1 hit point</text:p>
                  </text:list-item>
                  <text:list-item>
                    <text:p text:style-name="P24">1 stat point increase</text:p>
                  </text:list-item>
                  <text:list-item>
                    <text:p text:style-name="P24">+1 combat skill levels each odd level</text:p>
                  </text:list-item>
                  <text:list-item>
                    <text:p text:style-name="P24">+1 non-combat skill levels each even level</text:p>
                  </text:list-item>
                </text:list>
              </text:list-item>
              <text:list-item>
                <text:p text:style-name="P24">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3">Bonus Block(1)</text:p>
                    </text:list-item>
                    <text:list-item>
                      <text:p text:style-name="P23">Fast Blades(12)</text:p>
                    </text:list-item>
                    <text:list-item>
                      <text:p text:style-name="P23">Fast Draw</text:p>
                    </text:list-item>
                    <text:list-item>
                      <text:p text:style-name="P23">Mobile Fighter</text:p>
                    </text:list-item>
                    <text:list-item>
                      <text:p text:style-name="P23">Mobility(1)</text:p>
                    </text:list-item>
                    <text:list-item>
                      <text:p text:style-name="P23">Off-Hand Block</text:p>
                    </text:list-item>
                    <text:list-item>
                      <text:p text:style-name="P23">Offensive Stance</text:p>
                    </text:list-item>
                    <text:list-item>
                      <text:p text:style-name="P23">Sweep I</text:p>
                    </text:list-item>
                  </text:list>
                  <text:p text:style-name="P9"/>
                  <text:p text:style-name="P3"/>
                </table:table-cell>
                <table:table-cell table:style-name="Table6.A1" office:value-type="string">
                  <text:list xml:id="list35291266" text:continue-numbering="true" text:style-name="WWNum2">
                    <text:list-item>
                      <text:p text:style-name="P23">Blade Rush*</text:p>
                    </text:list-item>
                    <text:list-item>
                      <text:p text:style-name="P23">Cutter</text:p>
                    </text:list-item>
                    <text:list-item>
                      <text:p text:style-name="P23">Fast Blades(11)</text:p>
                    </text:list-item>
                    <text:list-item>
                      <text:p text:style-name="P23">Fearsome Display</text:p>
                    </text:list-item>
                    <text:list-item>
                      <text:p text:style-name="P23">Improved Sweep II</text:p>
                    </text:list-item>
                    <text:list-item>
                      <text:p text:style-name="P23">Missile Deflection</text:p>
                    </text:list-item>
                    <text:list-item>
                      <text:p text:style-name="P23">Mobility(2)</text:p>
                    </text:list-item>
                    <text:list-item>
                      <text:p text:style-name="P23">Sweep II</text:p>
                    </text:list-item>
                    <text:list-item>
                      <text:p text:style-name="P23">Wade In</text:p>
                    </text:list-item>
                  </text:list>
                  <text:p text:style-name="P5"/>
                  <text:p text:style-name="P7"/>
                  <text:p text:style-name="P3"/>
                </table:table-cell>
                <table:table-cell table:style-name="Table6.A1" office:value-type="string">
                  <text:list xml:id="list35287558" text:continue-numbering="true" text:style-name="WWNum2">
                    <text:list-item>
                      <text:p text:style-name="P23">Blade Dash*</text:p>
                    </text:list-item>
                    <text:list-item>
                      <text:p text:style-name="P23">Bonus Block(2)</text:p>
                    </text:list-item>
                    <text:list-item>
                      <text:p text:style-name="P23">Fast Blades(10)</text:p>
                    </text:list-item>
                    <text:list-item>
                      <text:p text:style-name="P23">Improved Sweep III</text:p>
                    </text:list-item>
                    <text:list-item>
                      <text:p text:style-name="P23">Shifty I</text:p>
                    </text:list-item>
                    <text:list-item>
                      <text:p text:style-name="P2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5298894"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23">Hit Points +2</text:p>
                    </text:list-item>
                    <text:list-item>
                      <text:p text:style-name="P23">Stand Ground</text:p>
                    </text:list-item>
                  </text:list>
                  <text:p text:style-name="P3"/>
                </table:table-cell>
                <table:table-cell table:style-name="Table8.A1" office:value-type="string">
                  <text:list xml:id="list35300078" text:continue-numbering="true" text:style-name="WWNum2">
                    <text:list-item>
                      <text:p text:style-name="P23">Don’t You Die On Me</text:p>
                    </text:list-item>
                    <text:list-item>
                      <text:p text:style-name="P23">Follow Me*</text:p>
                    </text:list-item>
                    <text:list-item>
                      <text:p text:style-name="P23">Hit Points +2</text:p>
                    </text:list-item>
                    <text:list-item>
                      <text:p text:style-name="P23">Resist Fear(1)</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7"/>
                  <text:p text:style-name="P3"/>
                </table:table-cell>
                <table:table-cell table:style-name="Table8.A1" office:value-type="string">
                  <text:list xml:id="list35296467"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Resist Fear(2)</text:p>
                    </text:list-item>
                    <text:list-item>
                      <text:p text:style-name="P23">Spell Blocker II</text:p>
                    </text:list-item>
                    <text:list-item>
                      <text:p text:style-name="P23">Taunt II</text:p>
                    </text:list-item>
                    <text:list-item>
                      <text:p text:style-name="P23">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5302215" text:continue-numbering="true" text:style-name="WWNum2">
                    <text:list-item>
                      <text:p text:style-name="P23">Bleeder(2)</text:p>
                    </text:list-item>
                    <text:list-item>
                      <text:p text:style-name="P23">Fast Archer(12)</text:p>
                    </text:list-item>
                    <text:list-item>
                      <text:p text:style-name="P23">Mobile Fighter</text:p>
                    </text:list-item>
                    <text:list-item>
                      <text:p text:style-name="P23">Mobility(1)</text:p>
                    </text:list-item>
                    <text:list-item>
                      <text:p text:style-name="P23">Piercer(2)</text:p>
                    </text:list-item>
                    <text:list-item>
                      <text:p text:style-name="P23">Point Blank I</text:p>
                    </text:list-item>
                    <text:list-item>
                      <text:p text:style-name="P23">Quick Aim**</text:p>
                    </text:list-item>
                  </text:list>
                  <text:p text:style-name="P9"/>
                </table:table-cell>
                <table:table-cell table:style-name="Table10.A1" office:value-type="string">
                  <text:list xml:id="list35299634" text:continue-numbering="true" text:style-name="WWNum2">
                    <text:list-item>
                      <text:p text:style-name="P23">Bleeder(3)</text:p>
                    </text:list-item>
                    <text:list-item>
                      <text:p text:style-name="P23">Dodge(1)</text:p>
                    </text:list-item>
                    <text:list-item>
                      <text:p text:style-name="P23">Double Shot*</text:p>
                    </text:list-item>
                    <text:list-item>
                      <text:p text:style-name="P23">Fast Archer(11)</text:p>
                    </text:list-item>
                    <text:list-item>
                      <text:p text:style-name="P23">Iron Bow</text:p>
                    </text:list-item>
                    <text:list-item>
                      <text:p text:style-name="P23">Lightning Aim**</text:p>
                    </text:list-item>
                    <text:list-item>
                      <text:p text:style-name="P23">Piercer(3)</text:p>
                    </text:list-item>
                    <text:list-item>
                      <text:p text:style-name="P23">Point Blank II</text:p>
                    </text:list-item>
                  </text:list>
                  <text:p text:style-name="P5"/>
                  <text:p text:style-name="P9"/>
                  <text:p text:style-name="P7"/>
                  <text:p text:style-name="P3"/>
                </table:table-cell>
                <table:table-cell table:style-name="Table10.A1" office:value-type="string">
                  <text:list xml:id="list35281554" text:continue-numbering="true" text:style-name="WWNum2">
                    <text:list-item>
                      <text:p text:style-name="P23">Bleeder(4)</text:p>
                    </text:list-item>
                    <text:list-item>
                      <text:p text:style-name="P23">Fast Archer(10)</text:p>
                    </text:list-item>
                    <text:list-item>
                      <text:p text:style-name="P23">Hit And Run</text:p>
                    </text:list-item>
                    <text:list-item>
                      <text:p text:style-name="P23">Mobility(2)</text:p>
                    </text:list-item>
                    <text:list-item>
                      <text:p text:style-name="P23">Piercer(4)</text:p>
                    </text:list-item>
                    <text:list-item>
                      <text:p text:style-name="P2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5276866" text:continue-numbering="true" text:style-name="WWNum2">
                    <text:list-item>
                      <text:p text:style-name="P21">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Expert Climber I</text:p>
                    </text:list-item>
                    <text:list-item>
                      <text:p text:style-name="P23">Trap Sense</text:p>
                    </text:list-item>
                  </text:list>
                  <text:p text:style-name="P3"/>
                </table:table-cell>
                <table:table-cell table:style-name="Table12.A1" office:value-type="string">
                  <text:list xml:id="list35303483"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list-item>
                  </text:list>
                  <text:p text:style-name="P5"/>
                  <text:p text:style-name="P7"/>
                  <text:p text:style-name="P3"/>
                </table:table-cell>
                <table:table-cell table:style-name="Table12.A1" office:value-type="string">
                  <text:list xml:id="list35301859" text:continue-numbering="true" text:style-name="WWNum2">
                    <text:list-item>
                      <text:p text:style-name="P23">Bonus Block(3)</text:p>
                    </text:list-item>
                    <text:list-item>
                      <text:p text:style-name="P23">Break Fall II</text:p>
                    </text:list-item>
                    <text:list-item>
                      <text:p text:style-name="P23">Expert Climber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5297827" text:continue-numbering="true" text:style-name="WWNum2">
                    <text:list-item>
                      <text:p text:style-name="P23"><text:soft-page-break/>Armsman I</text:p>
                    </text:list-item>
                    <text:list-item>
                      <text:p text:style-name="P23">Cleave</text:p>
                    </text:list-item>
                    <text:list-item>
                      <text:p text:style-name="P23">Hit Points +2</text:p>
                    </text:list-item>
                    <text:list-item>
                      <text:p text:style-name="P23">Improved Charge I</text:p>
                    </text:list-item>
                    <text:list-item>
                      <text:p text:style-name="P23">Offensive Stance</text:p>
                    </text:list-item>
                    <text:list-item>
                      <text:p text:style-name="P23">Press</text:p>
                    </text:list-item>
                    <text:list-item>
                      <text:p text:style-name="P23">Shield Breaker(12)</text:p>
                    </text:list-item>
                    <text:list-item>
                      <text:p text:style-name="P23">Wade In</text:p>
                    </text:list-item>
                  </text:list>
                </table:table-cell>
                <table:table-cell table:style-name="Table14.A1" office:value-type="string">
                  <text:list xml:id="list35298295"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item>
                      <text:p text:style-name="P41">Sweep I</text:p>
                    </text:list-item>
                  </text:list>
                  <text:p text:style-name="P7"/>
                  <text:p text:style-name="P3"/>
                </table:table-cell>
                <table:table-cell table:style-name="Table14.A1" office:value-type="string">
                  <text:list xml:id="list35299380"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5303934" text:continue-numbering="true" text:style-name="WWNum2">
                    <text:list-item>
                      <text:p text:style-name="P23">Dirt In The Eyes</text:p>
                    </text:list-item>
                    <text:list-item>
                      <text:p text:style-name="P23">Flanker(1)*</text:p>
                    </text:list-item>
                    <text:list-item>
                      <text:p text:style-name="P23">Get Inside</text:p>
                    </text:list-item>
                    <text:list-item>
                      <text:p text:style-name="P23">Improvised Weapon</text:p>
                    </text:list-item>
                    <text:list-item>
                      <text:p text:style-name="P23">Play Dead</text:p>
                    </text:list-item>
                    <text:list-item>
                      <text:p text:style-name="P23">Prone Fighter</text:p>
                    </text:list-item>
                    <text:list-item>
                      <text:p text:style-name="P23">Shifty I</text:p>
                    </text:list-item>
                  </text:list>
                </table:table-cell>
                <table:table-cell table:style-name="Table16.A1" office:value-type="string">
                  <text:list xml:id="list35302933" text:continue-numbering="true" text:style-name="WWNum2">
                    <text:list-item>
                      <text:p text:style-name="P23">Dodge(1)</text:p>
                    </text:list-item>
                    <text:list-item>
                      <text:p text:style-name="P23">Fast Fists or Knives(12)</text:p>
                    </text:list-item>
                    <text:list-item>
                      <text:p text:style-name="P23">Flanker(2)*</text:p>
                    </text:list-item>
                    <text:list-item>
                      <text:p text:style-name="P23">Ear Biter</text:p>
                    </text:list-item>
                    <text:list-item>
                      <text:p text:style-name="P23">Head Butt</text:p>
                    </text:list-item>
                    <text:list-item>
                      <text:p text:style-name="P23">Hit Points +2</text:p>
                    </text:list-item>
                    <text:list-item>
                      <text:p text:style-name="P23">Shifty II</text:p>
                    </text:list-item>
                    <text:list-item>
                      <text:p text:style-name="P23">Tough SOB</text:p>
                    </text:list-item>
                  </text:list>
                  <text:p text:style-name="P7"/>
                  <text:p text:style-name="P3"/>
                </table:table-cell>
                <table:table-cell table:style-name="Table16.A1" office:value-type="string">
                  <text:list xml:id="list35274402" text:continue-numbering="true" text:style-name="WWNum2">
                    <text:list-item>
                      <text:p text:style-name="P23">Back Biter*</text:p>
                    </text:list-item>
                    <text:list-item>
                      <text:p text:style-name="P23">Dodge(2)</text:p>
                    </text:list-item>
                    <text:list-item>
                      <text:p text:style-name="P23">Fast Fists or Knives(11)</text:p>
                    </text:list-item>
                    <text:list-item>
                      <text:p text:style-name="P23">Hit and Run</text:p>
                    </text:list-item>
                    <text:list-item>
                      <text:p text:style-name="P23">Hit Points +2</text:p>
                    </text:list-item>
                    <text:list-item>
                      <text:p text:style-name="P2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5287796" text:continue-numbering="true" text:style-name="WWNum2">
                    <text:list-item>
                      <text:p text:style-name="P23">Anatomic Precision I</text:p>
                    </text:list-item>
                    <text:list-item>
                      <text:p text:style-name="P23">Auto Medical(12)</text:p>
                    </text:list-item>
                    <text:list-item>
                      <text:p text:style-name="P23">Bleed(1)</text:p>
                    </text:list-item>
                    <text:list-item>
                      <text:p text:style-name="P23">Combat Medic</text:p>
                    </text:list-item>
                    <text:list-item>
                      <text:p text:style-name="P23">Physician I</text:p>
                    </text:list-item>
                    <text:list-item>
                      <text:p text:style-name="P23">Resist Disease(1)</text:p>
                    </text:list-item>
                    <text:list-item>
                      <text:p text:style-name="P23">Resist Poison(1)</text:p>
                    </text:list-item>
                    <text:list-item>
                      <text:p text:style-name="P23">Self-Surgeon I</text:p>
                    </text:list-item>
                  </text:list>
                </table:table-cell>
                <table:table-cell table:style-name="Table45.A1" office:value-type="string">
                  <text:list xml:id="list35292871" text:continue-numbering="true" text:style-name="WWNum2">
                    <text:list-item>
                      <text:p text:style-name="P23">Anatomic Precision II</text:p>
                    </text:list-item>
                    <text:list-item>
                      <text:p text:style-name="P23">Auto Medical(11)</text:p>
                    </text:list-item>
                    <text:list-item>
                      <text:p text:style-name="P23">Bleeder(2)</text:p>
                    </text:list-item>
                    <text:list-item>
                      <text:p text:style-name="P23">Don't You Die On Me</text:p>
                    </text:list-item>
                    <text:list-item>
                      <text:p text:style-name="P23">Disease Sniffer</text:p>
                    </text:list-item>
                    <text:list-item>
                      <text:p text:style-name="P23">Healing hands</text:p>
                    </text:list-item>
                    <text:list-item>
                      <text:p text:style-name="P23">Nerve Pinch</text:p>
                    </text:list-item>
                    <text:list-item>
                      <text:p text:style-name="P23">Poison Sniffer</text:p>
                    </text:list-item>
                    <text:list-item>
                      <text:p text:style-name="P23">Resist Disease(2)</text:p>
                    </text:list-item>
                    <text:list-item>
                      <text:p text:style-name="P23">Resist Poison(2)</text:p>
                    </text:list-item>
                  </text:list>
                  <text:p text:style-name="P7"/>
                  <text:p text:style-name="P3"/>
                </table:table-cell>
                <table:table-cell table:style-name="Table45.A1" office:value-type="string">
                  <text:list xml:id="list35279085" text:continue-numbering="true" text:style-name="WWNum2">
                    <text:list-item>
                      <text:p text:style-name="P23">Auto Medical(10)</text:p>
                    </text:list-item>
                    <text:list-item>
                      <text:p text:style-name="P23">Bleeder(4)</text:p>
                    </text:list-item>
                    <text:list-item>
                      <text:p text:style-name="P23">Deadly Anatomy</text:p>
                    </text:list-item>
                    <text:list-item>
                      <text:p text:style-name="P23">Physician II</text:p>
                    </text:list-item>
                    <text:list-item>
                      <text:p text:style-name="P23">Resist Disease(3)</text:p>
                    </text:list-item>
                    <text:list-item>
                      <text:p text:style-name="P23">resist Poison(3)</text:p>
                    </text:list-item>
                    <text:list-item>
                      <text:p text:style-name="P2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5281354" text:continue-numbering="true" text:style-name="WWNum2">
                    <text:list-item>
                      <text:p text:style-name="P23">Bonus Block(1)</text:p>
                    </text:list-item>
                    <text:list-item>
                      <text:p text:style-name="P23">Disarm(12)</text:p>
                    </text:list-item>
                    <text:list-item>
                      <text:p text:style-name="P23">Fearsome Display</text:p>
                    </text:list-item>
                    <text:list-item>
                      <text:p text:style-name="P23">Improved Disengage I</text:p>
                    </text:list-item>
                    <text:list-item>
                      <text:p text:style-name="P23">Improved Give Ground I</text:p>
                    </text:list-item>
                    <text:list-item>
                      <text:p text:style-name="P23">Mercy</text:p>
                    </text:list-item>
                    <text:list-item>
                      <text:p text:style-name="P23"><text:soft-page-break/>Mobility(1)</text:p>
                    </text:list-item>
                    <text:list-item>
                      <text:p text:style-name="P23">Piercer(2)</text:p>
                    </text:list-item>
                  </text:list>
                </table:table-cell>
                <table:table-cell table:style-name="Table18.A1" office:value-type="string">
                  <text:list xml:id="list35283125" text:continue-numbering="true" text:style-name="WWNum2">
                    <text:list-item>
                      <text:p text:style-name="P23">Disarm(10)</text:p>
                    </text:list-item>
                    <text:list-item>
                      <text:p text:style-name="P23">Dodge(1)</text:p>
                    </text:list-item>
                    <text:list-item>
                      <text:p text:style-name="P23">Greedy Disarm</text:p>
                    </text:list-item>
                    <text:list-item>
                      <text:p text:style-name="P23">Improved Disengage II</text:p>
                    </text:list-item>
                    <text:list-item>
                      <text:p text:style-name="P23">Improved Give Ground II</text:p>
                    </text:list-item>
                    <text:list-item>
                      <text:p text:style-name="P23">Lone Wolf</text:p>
                    </text:list-item>
                    <text:list-item>
                      <text:p text:style-name="P23">Lucky SOB</text:p>
                    </text:list-item>
                    <text:list-item>
                      <text:p text:style-name="P23">Piercer(3)</text:p>
                    </text:list-item>
                    <text:list-item>
                      <text:p text:style-name="P23">Witty Riposte</text:p>
                    </text:list-item>
                  </text:list>
                  <text:p text:style-name="P7"/>
                  <text:p text:style-name="P3"/>
                </table:table-cell>
                <table:table-cell table:style-name="Table18.A1" office:value-type="string">
                  <text:list xml:id="list35299613" text:continue-numbering="true" text:style-name="WWNum2">
                    <text:list-item>
                      <text:p text:style-name="P23">Bonus Block(2)</text:p>
                    </text:list-item>
                    <text:list-item>
                      <text:p text:style-name="P23">Disarm(9)</text:p>
                    </text:list-item>
                    <text:list-item>
                      <text:p text:style-name="P23">Improved Disengage III</text:p>
                    </text:list-item>
                    <text:list-item>
                      <text:p text:style-name="P2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5287903" text:continue-numbering="true" text:style-name="WWNum2">
                    <text:list-item>
                      <text:p text:style-name="P23">Companion Unlock(1)</text:p>
                    </text:list-item>
                    <text:list-item>
                      <text:p text:style-name="P22">Familiar</text:p>
                    </text:list-item>
                    <text:list-item>
                      <text:p text:style-name="P23">Familiar Adviser</text:p>
                    </text:list-item>
                    <text:list-item>
                      <text:p text:style-name="P23">Familiar Defender</text:p>
                    </text:list-item>
                    <text:list-item>
                      <text:p text:style-name="P23">Familiar Telepathy</text:p>
                    </text:list-item>
                    <text:list-item>
                      <text:p text:style-name="P23">Familiar Trait</text:p>
                    </text:list-item>
                    <text:list-item>
                      <text:p text:style-name="P23">Familiar Weaponry</text:p>
                      <text:p text:style-name="P59"/>
                    </text:list-item>
                  </text:list>
                </table:table-cell>
                <table:table-cell table:style-name="Table20.A1" office:value-type="string">
                  <text:list xml:id="list35277155" text:continue-numbering="true" text:style-name="WWNum2">
                    <text:list-item>
                      <text:p text:style-name="P23">Companion Unlock(5)</text:p>
                    </text:list-item>
                    <text:list-item>
                      <text:p text:style-name="P23">Conduit</text:p>
                    </text:list-item>
                    <text:list-item>
                      <text:p text:style-name="P23">Familiar Hit Points +4</text:p>
                    </text:list-item>
                    <text:list-item>
                      <text:p text:style-name="P23">Shared Sight</text:p>
                    </text:list-item>
                    <text:list-item>
                      <text:p text:style-name="P23">Shared Spells</text:p>
                    </text:list-item>
                    <text:list-item>
                      <text:p text:style-name="P23">Magic Dampener</text:p>
                    </text:list-item>
                  </text:list>
                  <text:p text:style-name="P7"/>
                  <text:p text:style-name="P3"/>
                </table:table-cell>
                <table:table-cell table:style-name="Table20.A1" office:value-type="string">
                  <text:list xml:id="list35294065" text:continue-numbering="true" text:style-name="WWNum2">
                    <text:list-item>
                      <text:p text:style-name="P23">Call Familiar</text:p>
                    </text:list-item>
                    <text:list-item>
                      <text:p text:style-name="P23">Companion Unlock(9)</text:p>
                    </text:list-item>
                    <text:list-item>
                      <text:p text:style-name="P23">Familiar Blood</text:p>
                    </text:list-item>
                    <text:list-item>
                      <text:p text:style-name="P23">Familiar Cast</text:p>
                    </text:list-item>
                    <text:list-item>
                      <text:p text:style-name="P23">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35305901" text:continue-numbering="true" text:style-name="WWNum2">
                    <text:list-item>
                      <text:p text:style-name="P23">Acrobatic Feats</text:p>
                    </text:list-item>
                    <text:list-item>
                      <text:p text:style-name="P23">Ankle Biter</text:p>
                    </text:list-item>
                    <text:list-item>
                      <text:p text:style-name="P23">Expert Climber I</text:p>
                    </text:list-item>
                    <text:list-item>
                      <text:p text:style-name="P23">Giant BLOCK</text:p>
                    </text:list-item>
                    <text:list-item>
                      <text:p text:style-name="P23">Hit Points +2</text:p>
                    </text:list-item>
                    <text:list-item>
                      <text:p text:style-name="P23">Iron Grip</text:p>
                    </text:list-item>
                    <text:list-item>
                      <text:p text:style-name="P23">Resist Knockdown(1)</text:p>
                      <text:p text:style-name="P59"/>
                    </text:list-item>
                  </text:list>
                </table:table-cell>
                <table:table-cell table:style-name="Table53.A1" office:value-type="string">
                  <text:list xml:id="list35278771" text:continue-numbering="true" text:style-name="WWNum2">
                    <text:list-item>
                      <text:p text:style-name="P23">Break Fall I</text:p>
                    </text:list-item>
                    <text:list-item>
                      <text:p text:style-name="P23">Expert Climber II</text:p>
                    </text:list-item>
                    <text:list-item>
                      <text:p text:style-name="P23">Eye Seeker(10)</text:p>
                    </text:list-item>
                    <text:list-item>
                      <text:p text:style-name="P23">Great Throw I</text:p>
                    </text:list-item>
                    <text:list-item>
                      <text:p text:style-name="P23">Hit Points +2</text:p>
                    </text:list-item>
                    <text:list-item>
                      <text:p text:style-name="P23">No Hands</text:p>
                    </text:list-item>
                    <text:list-item>
                      <text:p text:style-name="P23">Resist Knockdown(2)</text:p>
                    </text:list-item>
                    <text:list-item>
                      <text:p text:style-name="P23">Tough Save (Reflex/Skill)</text:p>
                    </text:list-item>
                    <text:list-item>
                      <text:p text:style-name="P23">Tough SOB</text:p>
                    </text:list-item>
                  </text:list>
                  <text:p text:style-name="P7"/>
                  <text:p text:style-name="P3"/>
                </table:table-cell>
                <table:table-cell table:style-name="Table53.A1" office:value-type="string">
                  <text:list xml:id="list35287453" text:continue-numbering="true" text:style-name="WWNum2">
                    <text:list-item>
                      <text:p text:style-name="P23">Eye Seeker(8)</text:p>
                    </text:list-item>
                    <text:list-item>
                      <text:p text:style-name="P23">Great Throw II</text:p>
                    </text:list-item>
                    <text:list-item>
                      <text:p text:style-name="P23">Hit Points +2</text:p>
                    </text:list-item>
                    <text:list-item>
                      <text:p text:style-name="P23">Mounted Fury</text:p>
                    </text:list-item>
                    <text:list-item>
                      <text:p text:style-name="P23">Resist Knockdown(3)</text:p>
                      <text:p text:style-name="P59"/>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5278171" text:continue-numbering="true" text:style-name="WWNum2">
                    <text:list-item>
                      <text:p text:style-name="P23">Armored Athlete</text:p>
                    </text:list-item>
                    <text:list-item>
                      <text:p text:style-name="P23">Armsman I</text:p>
                    </text:list-item>
                    <text:list-item>
                      <text:p text:style-name="P23">Avoid Death Blow(3)</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22.A1" office:value-type="string">
                  <text:list xml:id="list35286375" text:continue-numbering="true" text:style-name="WWNum2">
                    <text:list-item>
                      <text:p text:style-name="P23">Armsman II</text:p>
                    </text:list-item>
                    <text:list-item>
                      <text:p text:style-name="P23">Avoid Death Blow(5)</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7"/>
                  <text:p text:style-name="P3"/>
                </table:table-cell>
                <table:table-cell table:style-name="Table22.A1" office:value-type="string">
                  <text:list xml:id="list35277935" text:continue-numbering="true" text:style-name="WWNum2">
                    <text:list-item>
                      <text:p text:style-name="P23">Avoid Death Blow(7)</text:p>
                    </text:list-item>
                    <text:list-item>
                      <text:p text:style-name="P23">Bonus Block(2)</text:p>
                    </text:list-item>
                    <text:list-item>
                      <text:p text:style-name="P23">Entangler(10)</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5301124" text:continue-numbering="true" text:style-name="WWNum2">
                    <text:list-item>
                      <text:p text:style-name="P23">Get Inside</text:p>
                    </text:list-item>
                    <text:list-item>
                      <text:p text:style-name="P23">Iron Grip</text:p>
                    </text:list-item>
                    <text:list-item>
                      <text:p text:style-name="P23">Oiled Up</text:p>
                    </text:list-item>
                    <text:list-item>
                      <text:p text:style-name="P23">Prone Fighting</text:p>
                    </text:list-item>
                    <text:list-item>
                      <text:p text:style-name="P23">Reversal</text:p>
                    </text:list-item>
                    <text:list-item>
                      <text:p text:style-name="P23">Shift grip</text:p>
                    </text:list-item>
                    <text:list-item>
                      <text:p text:style-name="P21">Wrestling Moves(11)</text:p>
                    </text:list-item>
                  </text:list>
                </table:table-cell>
                <table:table-cell table:style-name="Table24.A1" office:value-type="string">
                  <text:list xml:id="list35279019" text:continue-numbering="true" text:style-name="WWNum2">
                    <text:list-item>
                      <text:p text:style-name="P23">Arm Bar</text:p>
                    </text:list-item>
                    <text:list-item>
                      <text:p text:style-name="P23">Break Fall I</text:p>
                    </text:list-item>
                    <text:list-item>
                      <text:p text:style-name="P23">Fireman's Carry I</text:p>
                    </text:list-item>
                    <text:list-item>
                      <text:p text:style-name="P23">Furious Wrestling(2)</text:p>
                    </text:list-item>
                    <text:list-item>
                      <text:p text:style-name="P23">Hammer Down</text:p>
                    </text:list-item>
                    <text:list-item>
                      <text:p text:style-name="P23">Sacrifice Throw</text:p>
                    </text:list-item>
                    <text:list-item>
                      <text:p text:style-name="P23">Wrestling Moves(9)</text:p>
                    </text:list-item>
                  </text:list>
                  <text:p text:style-name="P9"/>
                  <text:p text:style-name="P7"/>
                  <text:p text:style-name="P3"/>
                </table:table-cell>
                <table:table-cell table:style-name="Table24.A1" office:value-type="string">
                  <text:list xml:id="list35292719" text:continue-numbering="true" text:style-name="WWNum2">
                    <text:list-item>
                      <text:p text:style-name="P23">Fireman's Carry II</text:p>
                    </text:list-item>
                    <text:list-item>
                      <text:p text:style-name="P23">Furious Wrestling(3)</text:p>
                    </text:list-item>
                    <text:list-item>
                      <text:p text:style-name="P23">Human Shield</text:p>
                    </text:list-item>
                    <text:list-item>
                      <text:p text:style-name="P23">Neck Snap</text:p>
                    </text:list-item>
                    <text:list-item>
                      <text:p text:style-name="P23">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5287600" text:continue-numbering="true" text:style-name="WWNum2">
                    <text:list-item>
                      <text:p text:style-name="P23">Armsman I</text:p>
                    </text:list-item>
                    <text:list-item>
                      <text:p text:style-name="P23">Great Throw I</text:p>
                    </text:list-item>
                    <text:list-item>
                      <text:p text:style-name="P23">Impale(11)*</text:p>
                    </text:list-item>
                    <text:list-item>
                      <text:p text:style-name="P23">Impr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26.A1" office:value-type="string">
                  <text:list xml:id="list35282118" text:continue-numbering="true" text:style-name="WWNum2">
                    <text:list-item>
                      <text:p text:style-name="P23">Armsman II</text:p>
                    </text:list-item>
                    <text:list-item>
                      <text:p text:style-name="P23">Great Throw II</text:p>
                    </text:list-item>
                    <text:list-item>
                      <text:p text:style-name="P23">Impale(9)</text:p>
                    </text:list-item>
                    <text:list-item>
                      <text:p text:style-name="P23">Improved Charge II</text:p>
                    </text:list-item>
                    <text:list-item>
                      <text:p text:style-name="P23">Keep Away</text:p>
                    </text:list-item>
                    <text:list-item>
                      <text:p text:style-name="P23">Mobility(1)</text:p>
                    </text:list-item>
                    <text:list-item>
                      <text:p text:style-name="P23">Piercer(3)</text:p>
                    </text:list-item>
                    <text:list-item>
                      <text:p text:style-name="P23">Pin I*</text:p>
                    </text:list-item>
                    <text:list-item>
                      <text:p text:style-name="P23">Reach(1)</text:p>
                    </text:list-item>
                    <text:list-item>
                      <text:p text:style-name="P23">Set Spear II</text:p>
                    </text:list-item>
                    <text:list-item>
                      <text:p text:style-name="P23">Skewer</text:p>
                    </text:list-item>
                  </text:list>
                  <text:p text:style-name="P7"/>
                  <text:p text:style-name="P3"/>
                </table:table-cell>
                <table:table-cell table:style-name="Table26.A1" office:value-type="string">
                  <text:list xml:id="list35280037" text:continue-numbering="true" text:style-name="WWNum2">
                    <text:list-item>
                      <text:p text:style-name="P23">Impale(7)</text:p>
                    </text:list-item>
                    <text:list-item>
                      <text:p text:style-name="P23">Mobility(2)</text:p>
                    </text:list-item>
                    <text:list-item>
                      <text:p text:style-name="P23">Piercer(4)</text:p>
                    </text:list-item>
                    <text:list-item>
                      <text:p text:style-name="P23">Pin II*</text:p>
                    </text:list-item>
                    <text:list-item>
                      <text:p text:style-name="P23">Reach(2)</text:p>
                    </text:list-item>
                    <text:list-item>
                      <text:p text:style-name="P2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5306451" text:continue-numbering="true" text:style-name="WWNum2">
                    <text:list-item>
                      <text:p text:style-name="P23">Cautious Fighter</text:p>
                    </text:list-item>
                    <text:list-item>
                      <text:p text:style-name="P23">Mana(1)</text:p>
                    </text:list-item>
                    <text:list-item>
                      <text:p text:style-name="P23">Hardened Skin</text:p>
                    </text:list-item>
                    <text:list-item>
                      <text:p text:style-name="P23">Improved Give Ground I</text:p>
                    </text:list-item>
                    <text:list-item>
                      <text:p text:style-name="P23">Press</text:p>
                    </text:list-item>
                    <text:list-item>
                      <text:p text:style-name="P23">Wizard's Block I</text:p>
                    </text:list-item>
                  </text:list>
                  <text:p text:style-name="P7"/>
                </table:table-cell>
                <table:table-cell table:style-name="Table28.A1" office:value-type="string">
                  <text:list xml:id="list35289304" text:continue-numbering="true" text:style-name="WWNum2">
                    <text:list-item>
                      <text:p text:style-name="P23">Blink Block I</text:p>
                    </text:list-item>
                    <text:list-item>
                      <text:p text:style-name="P23">Bonus Block(1)</text:p>
                    </text:list-item>
                    <text:list-item>
                      <text:p text:style-name="P23">Mana(2)</text:p>
                    </text:list-item>
                    <text:list-item>
                      <text:p text:style-name="P23">Spell Blocker I</text:p>
                    </text:list-item>
                    <text:list-item>
                      <text:p text:style-name="P23">Staff Touch</text:p>
                    </text:list-item>
                    <text:list-item>
                      <text:p text:style-name="P23">Stored Spell(1)</text:p>
                    </text:list-item>
                    <text:list-item>
                      <text:p text:style-name="P23">Wizard's Block II</text:p>
                    </text:list-item>
                  </text:list>
                  <text:p text:style-name="P7"/>
                  <text:p text:style-name="P3"/>
                </table:table-cell>
                <table:table-cell table:style-name="Table28.A1" office:value-type="string">
                  <text:list xml:id="list35294543" text:continue-numbering="true" text:style-name="WWNum2">
                    <text:list-item>
                      <text:p text:style-name="P23">Blink Block II</text:p>
                    </text:list-item>
                    <text:list-item>
                      <text:p text:style-name="P23">Improved Give Ground II</text:p>
                    </text:list-item>
                    <text:list-item>
                      <text:p text:style-name="P23">Mana(3)</text:p>
                    </text:list-item>
                    <text:list-item>
                      <text:p text:style-name="P23">Spell Blocker II</text:p>
                    </text:list-item>
                    <text:list-item>
                      <text:p text:style-name="P23">Staff Slam</text:p>
                    </text:list-item>
                    <text:list-item>
                      <text:p text:style-name="P2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8753199995855518688" text:style-name="L1">
                    <text:list-item>
                      <text:p text:style-name="P54">Blaster</text:p>
                    </text:list-item>
                    <text:list-item>
                      <text:p text:style-name="P54">Custom Spell Slot(1)</text:p>
                    </text:list-item>
                    <text:list-item>
                      <text:p text:style-name="P54">Furious Alchemy</text:p>
                    </text:list-item>
                    <text:list-item>
                      <text:p text:style-name="P54"><text:soft-page-break/>Glass Master I</text:p>
                    </text:list-item>
                    <text:list-item>
                      <text:p text:style-name="P54">One True Science</text:p>
                    </text:list-item>
                    <text:list-item>
                      <text:p text:style-name="P54">Self-Immunity I</text:p>
                    </text:list-item>
                    <text:list-item>
                      <text:p text:style-name="P54">Strong Arm I</text:p>
                    </text:list-item>
                    <text:list-item>
                      <text:p text:style-name="P54">Tenacious Alchemy(1)</text:p>
                    </text:list-item>
                  </text:list>
                </table:table-cell>
                <table:table-cell table:style-name="Table30.A1" office:value-type="string">
                  <text:list xml:id="list35275729" text:continue-numbering="true" text:style-name="L1">
                    <text:list-item>
                      <text:p text:style-name="P54">Custom Spell Slot(5)</text:p>
                    </text:list-item>
                    <text:list-item>
                      <text:p text:style-name="P54">Field Work I</text:p>
                    </text:list-item>
                    <text:list-item>
                      <text:p text:style-name="P54">Frugal Alchemist</text:p>
                    </text:list-item>
                    <text:list-item>
                      <text:p text:style-name="P54">Gatherer I</text:p>
                    </text:list-item>
                    <text:list-item>
                      <text:p text:style-name="P54">Glass Master II</text:p>
                    </text:list-item>
                    <text:list-item>
                      <text:p text:style-name="P54">Mix Master</text:p>
                    </text:list-item>
                    <text:list-item>
                      <text:p text:style-name="P54">Quick Cork</text:p>
                    </text:list-item>
                    <text:list-item>
                      <text:p text:style-name="P54">Recycler I</text:p>
                    </text:list-item>
                    <text:list-item>
                      <text:p text:style-name="P54">Strong Arm II</text:p>
                    </text:list-item>
                  </text:list>
                  <text:p text:style-name="P8"/>
                  <text:p text:style-name="P13"/>
                </table:table-cell>
                <table:table-cell table:style-name="Table30.A1" office:value-type="string">
                  <text:list xml:id="list35291461" text:continue-numbering="true" text:style-name="L1">
                    <text:list-item>
                      <text:p text:style-name="P54">Custom Spell Slot(9)</text:p>
                    </text:list-item>
                    <text:list-item>
                      <text:p text:style-name="P54">Field Work II</text:p>
                    </text:list-item>
                    <text:list-item>
                      <text:p text:style-name="P54">Gatherer II</text:p>
                    </text:list-item>
                    <text:list-item>
                      <text:p text:style-name="P54">Recycler II</text:p>
                    </text:list-item>
                    <text:list-item>
                      <text:p text:style-name="P54">Self-Immunity II</text:p>
                    </text:list-item>
                    <text:list-item>
                      <text:p text:style-name="P54">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2">Master Artificer</text:p>
          </table:table-cell>
        </table:table-row>
        <table:table-row>
          <table:table-cell table:style-name="Table54.A1" office:value-type="string">
            <text:p text:style-name="P14"><text:span text:style-name="Default_20_Paragraph_20_Font"><text:span text:style-name="T3">Requirements:</text:span></text:span><text:span text:style-name="Default_20_Paragraph_20_Font"><text:span text:style-name="T6"> Item Lore</text:span></text:span></text:p>
          </table:table-cell>
        </table:table-row>
        <table:table-row>
          <table:table-cell table:style-name="Table54.A1" office:value-type="string">
            <text:p text:style-name="P12">Talents:</text:p>
            <table:table table:name="Table55" table:style-name="Table55">
              <table:table-column table:style-name="Table55.A" table:number-columns-repeated="2"/>
              <table:table-column table:style-name="Table55.C"/>
              <table:table-row>
                <table:table-cell table:style-name="Table55.A1" office:value-type="string">
                  <text:p text:style-name="P12">Level 1</text:p>
                </table:table-cell>
                <table:table-cell table:style-name="Table55.A1" office:value-type="string">
                  <text:p text:style-name="P12">Level 5</text:p>
                </table:table-cell>
                <table:table-cell table:style-name="Table55.A1" office:value-type="string">
                  <text:p text:style-name="P12">Level 9</text:p>
                </table:table-cell>
              </table:table-row>
              <table:table-row>
                <table:table-cell table:style-name="Table55.A1" office:value-type="string">
                  <text:list xml:id="list35303406" text:continue-numbering="true" text:style-name="L1">
                    <text:list-item>
                      <text:p text:style-name="P54">Artificer's Eye</text:p>
                    </text:list-item>
                    <text:list-item>
                      <text:p text:style-name="P54">Flash of Insight</text:p>
                    </text:list-item>
                    <text:list-item>
                      <text:p text:style-name="P54">Fool Artifact I</text:p>
                    </text:list-item>
                    <text:list-item>
                      <text:p text:style-name="P54">Item Charger</text:p>
                    </text:list-item>
                    <text:list-item>
                      <text:p text:style-name="P54">Quick Artificer(2)</text:p>
                    </text:list-item>
                    <text:list-item>
                      <text:p text:style-name="P54">Resist Artifact(2)</text:p>
                    </text:list-item>
                  </text:list>
                  <text:p text:style-name="P63"/>
                </table:table-cell>
                <table:table-cell table:style-name="Table55.A1" office:value-type="string">
                  <text:list xml:id="list35295516" text:continue-numbering="true" text:style-name="L1">
                    <text:list-item>
                      <text:p text:style-name="P54">Artifact Whisperer</text:p>
                    </text:list-item>
                    <text:list-item>
                      <text:p text:style-name="P54">Curse Sniffer</text:p>
                    </text:list-item>
                    <text:list-item>
                      <text:p text:style-name="P54">Imbue Artifact (14)</text:p>
                    </text:list-item>
                    <text:list-item>
                      <text:p text:style-name="P54">Quick Artificer(4)</text:p>
                    </text:list-item>
                    <text:list-item>
                      <text:p text:style-name="P54">Resist Artifact(4)</text:p>
                    </text:list-item>
                    <text:list-item>
                      <text:p text:style-name="P54">Unlock Legendary Power I</text:p>
                    </text:list-item>
                    <text:list-item>
                      <text:p text:style-name="P54">Wand Master</text:p>
                    </text:list-item>
                  </text:list>
                  <text:p text:style-name="P8"/>
                  <text:p text:style-name="P13"/>
                </table:table-cell>
                <table:table-cell table:style-name="Table55.A1" office:value-type="string">
                  <text:list xml:id="list35291020" text:continue-numbering="true" text:style-name="L1">
                    <text:list-item>
                      <text:p text:style-name="P54">Destroy Artifact</text:p>
                    </text:list-item>
                    <text:list-item>
                      <text:p text:style-name="P54">Fool Artifact II</text:p>
                    </text:list-item>
                    <text:list-item>
                      <text:p text:style-name="P54">Imbue Artifact(18)</text:p>
                    </text:list-item>
                    <text:list-item>
                      <text:p text:style-name="P54">Magic Sniffer</text:p>
                    </text:list-item>
                    <text:list-item>
                      <text:p text:style-name="P54">Quick Artificer(6)</text:p>
                    </text:list-item>
                    <text:list-item>
                      <text:p text:style-name="P54">Resist Artifact(6)</text:p>
                    </text:list-item>
                    <text:list-item>
                      <text:p text:style-name="P54">Unlock Legendary Power II</text:p>
                    </text:list-item>
                  </text:list>
                </table:table-cell>
              </table:table-row>
            </table:table>
            <text:p text:style-name="P13"/>
          </table:table-cell>
        </table:table-row>
        <table:table-row>
          <table:table-cell table:style-name="Table54.A1" office:value-type="string">
            <text:p text:style-name="P12">Notes:</text:p>
            <text:p text:style-name="P12"/>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3">Custom Spell Slot(1)</text:p>
                    </text:list-item>
                    <text:list-item>
                      <text:p text:style-name="P23">Furious Voice(1)</text:p>
                    </text:list-item>
                    <text:list-item>
                      <text:p text:style-name="P23">Improved Voice I</text:p>
                    </text:list-item>
                    <text:list-item>
                      <text:p text:style-name="P23">Loud Chants I</text:p>
                    </text:list-item>
                    <text:list-item>
                      <text:p text:style-name="P23">Mana(1)</text:p>
                    </text:list-item>
                    <text:list-item>
                      <text:p text:style-name="P23">Tenacious Cast(1)</text:p>
                    </text:list-item>
                  </text:list>
                  <text:p text:style-name="P7"/>
                </table:table-cell>
                <table:table-cell table:style-name="Table32.A1" office:value-type="string">
                  <text:list xml:id="list35303938"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ana(2)</text:p>
                    </text:list-item>
                    <text:list-item>
                      <text:p text:style-name="P23">Merge Chants</text:p>
                    </text:list-item>
                    <text:list-item>
                      <text:p text:style-name="P23">Staccato</text:p>
                    </text:list-item>
                    <text:list-item>
                      <text:p text:style-name="P23">Unwavering Chant(1)</text:p>
                    </text:list-item>
                  </text:list>
                  <text:p text:style-name="P7"/>
                  <text:p text:style-name="P3"/>
                </table:table-cell>
                <table:table-cell table:style-name="Table32.A1" office:value-type="string">
                  <text:list xml:id="list35276354"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Mana(3)</text:p>
                    </text:list-item>
                    <text:list-item>
                      <text:p text:style-name="P23">Tenacious Cast(2)</text:p>
                    </text:list-item>
                    <text:list-item>
                      <text:p text:style-name="P2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5280846" text:continue-numbering="true" text:style-name="WWNum2">
                    <text:list-item>
                      <text:p text:style-name="P23">Additional Spirit(1)</text:p>
                    </text:list-item>
                    <text:list-item>
                      <text:p text:style-name="P23">Consume Spirit I</text:p>
                    </text:list-item>
                    <text:list-item>
                      <text:p text:style-name="P23">Furious Cast(1)</text:p>
                    </text:list-item>
                    <text:list-item>
                      <text:p text:style-name="P23">Mana(1)</text:p>
                    </text:list-item>
                    <text:list-item>
                      <text:p text:style-name="P23">Tenacious Cast(1)</text:p>
                    </text:list-item>
                  </text:list>
                  <text:p text:style-name="P5"/>
                </table:table-cell>
                <table:table-cell table:style-name="Table34.A1" office:value-type="string">
                  <text:list xml:id="list35292353" text:continue-numbering="true" text:style-name="WWNum2">
                    <text:list-item>
                      <text:p text:style-name="P23">Additional Spirit(2)</text:p>
                    </text:list-item>
                    <text:list-item>
                      <text:p text:style-name="P23">Mana(2)</text:p>
                    </text:list-item>
                    <text:list-item>
                      <text:p text:style-name="P23">Spirit Cabal</text:p>
                    </text:list-item>
                    <text:list-item>
                      <text:p text:style-name="P23">Spirit Call Effect</text:p>
                    </text:list-item>
                    <text:list-item>
                      <text:p text:style-name="P23">Spirit Conduit</text:p>
                    </text:list-item>
                    <text:list-item>
                      <text:p text:style-name="P23">Spirit protectors</text:p>
                    </text:list-item>
                  </text:list>
                  <text:p text:style-name="P7"/>
                  <text:p text:style-name="P3"/>
                </table:table-cell>
                <table:table-cell table:style-name="Table34.A1" office:value-type="string">
                  <text:list xml:id="list35304402" text:continue-numbering="true" text:style-name="WWNum2">
                    <text:list-item>
                      <text:p text:style-name="P23">Additional Spirit(3)</text:p>
                    </text:list-item>
                    <text:list-item>
                      <text:p text:style-name="P23">Consume Spirit II</text:p>
                    </text:list-item>
                    <text:list-item>
                      <text:p text:style-name="P23">Furious Cast(2)</text:p>
                    </text:list-item>
                    <text:list-item>
                      <text:p text:style-name="P23">Mana(3)</text:p>
                    </text:list-item>
                    <text:list-item>
                      <text:p text:style-name="P23">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ext:soft-page-break/>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5304655"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Knockdown Blow(2)</text:p>
                    </text:list-item>
                    <text:list-item>
                      <text:p text:style-name="P23">Offensive Stance</text:p>
                    </text:list-item>
                    <text:list-item>
                      <text:p text:style-name="P23">Press</text:p>
                    </text:list-item>
                    <text:list-item>
                      <text:p text:style-name="P23">Wade In</text:p>
                    </text:list-item>
                  </text:list>
                </table:table-cell>
                <table:table-cell table:style-name="Table36.A1" office:value-type="string">
                  <text:list xml:id="list35305340"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4)</text:p>
                    </text:list-item>
                    <text:list-item>
                      <text:p text:style-name="P23">Reinforced</text:p>
                    </text:list-item>
                    <text:list-item>
                      <text:p text:style-name="P23">Stunning Blow(2)</text:p>
                    </text:list-item>
                    <text:list-item>
                      <text:p text:style-name="P23">Sweep I</text:p>
                    </text:list-item>
                  </text:list>
                  <text:p text:style-name="P7"/>
                  <text:p text:style-name="P3"/>
                </table:table-cell>
                <table:table-cell table:style-name="Table36.A1" office:value-type="string">
                  <text:list xml:id="list35278328" text:continue-numbering="true" text:style-name="WWNum2">
                    <text:list-item>
                      <text:p text:style-name="P23">Hit Points +2</text:p>
                    </text:list-item>
                    <text:list-item>
                      <text:p text:style-name="P23">Knockdown Blow(5)</text:p>
                    </text:list-item>
                    <text:list-item>
                      <text:p text:style-name="P23">Overhand Swing</text:p>
                    </text:list-item>
                    <text:list-item>
                      <text:p text:style-name="P23">Stunning Blow(3)</text:p>
                    </text:list-item>
                    <text:list-item>
                      <text:p text:style-name="P2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5283124"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3"/>
                </table:table-cell>
                <table:table-cell table:style-name="Table38.A1" office:value-type="string">
                  <text:list xml:id="list35279078"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Shift The Line</text:p>
                    </text:list-item>
                    <text:list-item>
                      <text:p text:style-name="P23">Zone of Control I</text:p>
                    </text:list-item>
                  </text:list>
                  <text:p text:style-name="P7"/>
                  <text:p text:style-name="P3"/>
                </table:table-cell>
                <table:table-cell table:style-name="Table38.A1" office:value-type="string">
                  <text:list xml:id="list35276365" text:continue-numbering="true" text:style-name="WWNum2">
                    <text:list-item>
                      <text:p text:style-name="P23">Into The Breach II</text:p>
                    </text:list-item>
                    <text:list-item>
                      <text:p text:style-name="P23">Keep Fighting</text:p>
                    </text:list-item>
                    <text:list-item>
                      <text:p text:style-name="P23">Volley Fire</text:p>
                    </text:list-item>
                    <text:list-item>
                      <text:p text:style-name="P2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5296911" text:continue-numbering="true" text:style-name="WWNum2">
                    <text:list-item>
                      <text:p text:style-name="P23">Defensive Stance</text:p>
                    </text:list-item>
                    <text:list-item>
                      <text:p text:style-name="P23">Fast Fists(12)</text:p>
                    </text:list-item>
                    <text:list-item>
                      <text:p text:style-name="P23">Fist To A Sword Fight</text:p>
                    </text:list-item>
                    <text:list-item>
                      <text:p text:style-name="P23">Furious Fists</text:p>
                    </text:list-item>
                    <text:list-item>
                      <text:p text:style-name="P23">Get Inside</text:p>
                    </text:list-item>
                    <text:list-item>
                      <text:p text:style-name="P23">Hardened Skin</text:p>
                    </text:list-item>
                    <text:list-item>
                      <text:p text:style-name="P23">Offensive Stance</text:p>
                    </text:list-item>
                    <text:list-item>
                      <text:p text:style-name="P23">Pugilist I</text:p>
                    </text:list-item>
                    <text:list-item>
                      <text:p text:style-name="P23">Stand Ground</text:p>
                    </text:list-item>
                    <text:list-item>
                      <text:p text:style-name="P23">Wade In</text:p>
                    </text:list-item>
                  </text:list>
                </table:table-cell>
                <table:table-cell table:style-name="Table40.A1" office:value-type="string">
                  <text:list xml:id="list35278103" text:continue-numbering="true" text:style-name="WWNum2">
                    <text:list-item>
                      <text:p text:style-name="P23">Disarm(11)</text:p>
                    </text:list-item>
                    <text:list-item>
                      <text:p text:style-name="P23">Dodge(1)</text:p>
                    </text:list-item>
                    <text:list-item>
                      <text:p text:style-name="P23">Fast Fists(10)</text:p>
                    </text:list-item>
                    <text:list-item>
                      <text:p text:style-name="P23">Fearsome Display</text:p>
                    </text:list-item>
                    <text:list-item>
                      <text:p text:style-name="P23">Hit Points +2</text:p>
                    </text:list-item>
                    <text:list-item>
                      <text:p text:style-name="P23">Pugilist II</text:p>
                    </text:list-item>
                    <text:list-item>
                      <text:p text:style-name="P23">Resist Daze/Stun(2)</text:p>
                    </text:list-item>
                    <text:list-item>
                      <text:p text:style-name="P23">Striker(1)</text:p>
                    </text:list-item>
                    <text:list-item>
                      <text:p text:style-name="P23">Stunning Blow(2)</text:p>
                    </text:list-item>
                  </text:list>
                  <text:p text:style-name="P9"/>
                  <text:p text:style-name="P7"/>
                  <text:p text:style-name="P3"/>
                </table:table-cell>
                <table:table-cell table:style-name="Table40.A1" office:value-type="string">
                  <text:list xml:id="list35277194" text:continue-numbering="true" text:style-name="WWNum2">
                    <text:list-item>
                      <text:p text:style-name="P23">Bonus Dodge(1)</text:p>
                    </text:list-item>
                    <text:list-item>
                      <text:p text:style-name="P23">Disarm(10)</text:p>
                    </text:list-item>
                    <text:list-item>
                      <text:p text:style-name="P23">Dodge(2)</text:p>
                    </text:list-item>
                    <text:list-item>
                      <text:p text:style-name="P23">Fast Fists(9)</text:p>
                    </text:list-item>
                    <text:list-item>
                      <text:p text:style-name="P23">Hit Points +2</text:p>
                    </text:list-item>
                    <text:list-item>
                      <text:p text:style-name="P23">Pugilist III</text:p>
                    </text:list-item>
                    <text:list-item>
                      <text:p text:style-name="P23">Resist Daze/Stun(4)</text:p>
                    </text:list-item>
                    <text:list-item>
                      <text:p text:style-name="P23">Striker(2)</text:p>
                    </text:list-item>
                    <text:list-item>
                      <text:p text:style-name="P2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35287623" text:continue-numbering="true" text:style-name="WWNum2">
                    <text:list-item>
                      <text:p text:style-name="P23">Fight with Wild Abandon</text:p>
                    </text:list-item>
                    <text:list-item>
                      <text:p text:style-name="P23">Grim Countenance</text:p>
                    </text:list-item>
                    <text:list-item>
                      <text:p text:style-name="P23">Offensive Stance</text:p>
                    </text:list-item>
                    <text:list-item>
                      <text:p text:style-name="P23">Rage(1)</text:p>
                    </text:list-item>
                    <text:list-item>
                      <text:p text:style-name="P23">Resist Imm/Prone/Slow(2)</text:p>
                    </text:list-item>
                    <text:list-item>
                      <text:p text:style-name="P23">Retribution(12)</text:p>
                    </text:list-item>
                    <text:list-item>
                      <text:p text:style-name="P23"><text:soft-page-break/>Revenant(11)</text:p>
                    </text:list-item>
                    <text:list-item>
                      <text:p text:style-name="P23">Sweep I</text:p>
                    </text:list-item>
                    <text:list-item>
                      <text:p text:style-name="P23">Wade In</text:p>
                    </text:list-item>
                  </text:list>
                </table:table-cell>
                <table:table-cell table:style-name="Table57.A1" office:value-type="string">
                  <text:list xml:id="list35283783" text:continue-numbering="true" text:style-name="WWNum2">
                    <text:list-item>
                      <text:p text:style-name="P23">Angry Shouts</text:p>
                    </text:list-item>
                    <text:list-item>
                      <text:p text:style-name="P23">Rage(2)</text:p>
                    </text:list-item>
                    <text:list-item>
                      <text:p text:style-name="P23">Resist Imm/Prone/Slow(4)</text:p>
                    </text:list-item>
                    <text:list-item>
                      <text:p text:style-name="P23">Retribution(11)</text:p>
                    </text:list-item>
                    <text:list-item>
                      <text:p text:style-name="P23">Revenant(10)</text:p>
                    </text:list-item>
                    <text:list-item>
                      <text:p text:style-name="P23">See Red(12)</text:p>
                    </text:list-item>
                    <text:list-item>
                      <text:p text:style-name="P23">Strong Strike(3)</text:p>
                    </text:list-item>
                    <text:list-item>
                      <text:p text:style-name="P23">Sweep II</text:p>
                    </text:list-item>
                  </text:list>
                  <text:p text:style-name="P9"/>
                  <text:p text:style-name="P7"/>
                  <text:p text:style-name="P3"/>
                </table:table-cell>
                <table:table-cell table:style-name="Table57.A1" office:value-type="string">
                  <text:list xml:id="list35307085" text:continue-numbering="true" text:style-name="WWNum2">
                    <text:list-item>
                      <text:p text:style-name="P23">Grit Teeth</text:p>
                    </text:list-item>
                    <text:list-item>
                      <text:p text:style-name="P23">Rage(3)</text:p>
                    </text:list-item>
                    <text:list-item>
                      <text:p text:style-name="P23">Retribution(10)</text:p>
                    </text:list-item>
                    <text:list-item>
                      <text:p text:style-name="P23">Revenant(8)</text:p>
                    </text:list-item>
                    <text:list-item>
                      <text:p text:style-name="P23">See Red(11)</text:p>
                    </text:list-item>
                    <text:list-item>
                      <text:p text:style-name="P23">Strong Strike(5)</text:p>
                    </text:list-item>
                    <text:list-item>
                      <text:p text:style-name="P23">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5296277" text:continue-numbering="true" text:style-name="WWNum2">
                    <text:list-item>
                      <text:p text:style-name="P23">Break Fall I</text:p>
                    </text:list-item>
                    <text:list-item>
                      <text:p text:style-name="P23">Improved Disengage I</text:p>
                    </text:list-item>
                    <text:list-item>
                      <text:p text:style-name="P23">Lone Wolf</text:p>
                    </text:list-item>
                    <text:list-item>
                      <text:p text:style-name="P23">Mobility(1)</text:p>
                    </text:list-item>
                    <text:list-item>
                      <text:p text:style-name="P23">Overland Traveler</text:p>
                    </text:list-item>
                    <text:list-item>
                      <text:p text:style-name="P23">Rough Runner</text:p>
                    </text:list-item>
                    <text:list-item>
                      <text:p text:style-name="P23">Terrain Affinity</text:p>
                      <text:p text:style-name="P59"/>
                    </text:list-item>
                  </text:list>
                </table:table-cell>
                <table:table-cell table:style-name="Table51.A1" office:value-type="string">
                  <text:list xml:id="list35277666" text:continue-numbering="true" text:style-name="WWNum2">
                    <text:list-item>
                      <text:p text:style-name="P23">Expert Camper I</text:p>
                    </text:list-item>
                    <text:list-item>
                      <text:p text:style-name="P23">Expert Climber I</text:p>
                    </text:list-item>
                    <text:list-item>
                      <text:p text:style-name="P23">Expert Swimmer I</text:p>
                    </text:list-item>
                    <text:list-item>
                      <text:p text:style-name="P23">Happy Camper</text:p>
                    </text:list-item>
                    <text:list-item>
                      <text:p text:style-name="P23">Improved Disengage II</text:p>
                    </text:list-item>
                    <text:list-item>
                      <text:p text:style-name="P23">Mobility(2)</text:p>
                    </text:list-item>
                    <text:list-item>
                      <text:p text:style-name="P23">Unseen Passage</text:p>
                      <text:p text:style-name="P59"/>
                    </text:list-item>
                  </text:list>
                  <text:p text:style-name="P9"/>
                  <text:p text:style-name="P7"/>
                  <text:p text:style-name="P3"/>
                </table:table-cell>
                <table:table-cell table:style-name="Table51.A1" office:value-type="string">
                  <text:list xml:id="list35288068" text:continue-numbering="true" text:style-name="WWNum2">
                    <text:list-item>
                      <text:p text:style-name="P23">Expert Camper II</text:p>
                    </text:list-item>
                    <text:list-item>
                      <text:p text:style-name="P23">Expert Climber II</text:p>
                    </text:list-item>
                    <text:list-item>
                      <text:p text:style-name="P23">Expert Swimmer II</text:p>
                    </text:list-item>
                    <text:list-item>
                      <text:p text:style-name="P23">Improved Disengage III</text:p>
                    </text:list-item>
                    <text:list-item>
                      <text:p text:style-name="P2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5284286" text:continue-numbering="true" text:style-name="WWNum2">
                    <text:list-item>
                      <text:p text:style-name="P23">Bonus Block(1)</text:p>
                    </text:list-item>
                    <text:list-item>
                      <text:p text:style-name="P23">Cautious Fighter</text:p>
                    </text:list-item>
                    <text:list-item>
                      <text:p text:style-name="P23">Fast Staff(12)</text:p>
                    </text:list-item>
                    <text:list-item>
                      <text:p text:style-name="P23">Knockdown Blow(2)</text:p>
                    </text:list-item>
                    <text:list-item>
                      <text:p text:style-name="P23">Press</text:p>
                    </text:list-item>
                    <text:list-item>
                      <text:p text:style-name="P23">Sweep I</text:p>
                    </text:list-item>
                    <text:list-item>
                      <text:p text:style-name="P23">Wade In</text:p>
                      <text:p text:style-name="P59"/>
                    </text:list-item>
                  </text:list>
                </table:table-cell>
                <table:table-cell table:style-name="Table42.A1" office:value-type="string">
                  <text:list xml:id="list35294245" text:continue-numbering="true" text:style-name="WWNum2">
                    <text:list-item>
                      <text:p text:style-name="P23">Fast Staff(11)</text:p>
                    </text:list-item>
                    <text:list-item>
                      <text:p text:style-name="P23">Knockdown Blow(4)</text:p>
                    </text:list-item>
                    <text:list-item>
                      <text:p text:style-name="P23">Missile Deflection</text:p>
                    </text:list-item>
                    <text:list-item>
                      <text:p text:style-name="P23">Stunning Blow(2)</text:p>
                    </text:list-item>
                    <text:list-item>
                      <text:p text:style-name="P23">Sweep II</text:p>
                    </text:list-item>
                    <text:list-item>
                      <text:p text:style-name="P23">Tripper</text:p>
                    </text:list-item>
                    <text:list-item>
                      <text:p text:style-name="P23">Zone Of Control I</text:p>
                    </text:list-item>
                  </text:list>
                  <text:p text:style-name="P9"/>
                  <text:p text:style-name="P7"/>
                  <text:p text:style-name="P3"/>
                </table:table-cell>
                <table:table-cell table:style-name="Table42.A1" office:value-type="string">
                  <text:list xml:id="list35304416" text:continue-numbering="true" text:style-name="WWNum2">
                    <text:list-item>
                      <text:p text:style-name="P23">Bonus Block(2)</text:p>
                    </text:list-item>
                    <text:list-item>
                      <text:p text:style-name="P23">Fast Staff(10)</text:p>
                    </text:list-item>
                    <text:list-item>
                      <text:p text:style-name="P23">Knockdown Blow(5)</text:p>
                    </text:list-item>
                    <text:list-item>
                      <text:p text:style-name="P23">Reach(1)</text:p>
                    </text:list-item>
                    <text:list-item>
                      <text:p text:style-name="P23">Stunning Blow(3)</text:p>
                    </text:list-item>
                    <text:list-item>
                      <text:p text:style-name="P23">Sweep III</text:p>
                    </text:list-item>
                    <text:list-item>
                      <text:p text:style-name="P23">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5291854" text:continue-numbering="true" text:style-name="WWNum2">
                    <text:list-item>
                      <text:p text:style-name="P23">Armsman I</text:p>
                    </text:list-item>
                    <text:list-item>
                      <text:p text:style-name="P23">Cautious Fighter</text:p>
                    </text:list-item>
                    <text:list-item>
                      <text:p text:style-name="P23">Defensive Stance</text:p>
                    </text:list-item>
                    <text:list-item>
                      <text:p text:style-name="P23">Fast Draw</text:p>
                    </text:list-item>
                    <text:list-item>
                      <text:p text:style-name="P23">Press</text:p>
                    </text:list-item>
                    <text:list-item>
                      <text:p text:style-name="P23">Offensive Stance</text:p>
                    </text:list-item>
                    <text:list-item>
                      <text:p text:style-name="P23">Thrust(2)</text:p>
                      <text:p text:style-name="P59"/>
                    </text:list-item>
                  </text:list>
                </table:table-cell>
                <table:table-cell table:style-name="Table49.A1" office:value-type="string">
                  <text:list xml:id="list35303770" text:continue-numbering="true" text:style-name="WWNum2">
                    <text:list-item>
                      <text:p text:style-name="P23">Armsman II</text:p>
                    </text:list-item>
                    <text:list-item>
                      <text:p text:style-name="P23">Bonus Block(1)</text:p>
                    </text:list-item>
                    <text:list-item>
                      <text:p text:style-name="P23">Disarm(12)</text:p>
                    </text:list-item>
                    <text:list-item>
                      <text:p text:style-name="P23">Hit Points +2</text:p>
                    </text:list-item>
                    <text:list-item>
                      <text:p text:style-name="P23">Mobility(1)</text:p>
                    </text:list-item>
                    <text:list-item>
                      <text:p text:style-name="P23">Second Wind I</text:p>
                    </text:list-item>
                    <text:list-item>
                      <text:p text:style-name="P23">Thrust(4)</text:p>
                    </text:list-item>
                    <text:list-item>
                      <text:p text:style-name="P23">Zone Of Control I</text:p>
                    </text:list-item>
                  </text:list>
                  <text:p text:style-name="P9"/>
                  <text:p text:style-name="P7"/>
                  <text:p text:style-name="P3"/>
                </table:table-cell>
                <table:table-cell table:style-name="Table49.A1" office:value-type="string">
                  <text:list xml:id="list35277490" text:continue-numbering="true" text:style-name="WWNum2">
                    <text:list-item>
                      <text:p text:style-name="P23">Bonus Block(2)</text:p>
                    </text:list-item>
                    <text:list-item>
                      <text:p text:style-name="P23">Disarm(11)</text:p>
                    </text:list-item>
                    <text:list-item>
                      <text:p text:style-name="P23">Hit Point +2</text:p>
                    </text:list-item>
                    <text:list-item>
                      <text:p text:style-name="P23">Mobility(2)</text:p>
                    </text:list-item>
                    <text:list-item>
                      <text:p text:style-name="P23">Second Wind II</text:p>
                    </text:list-item>
                    <text:list-item>
                      <text:p text:style-name="P23">Thrust(5)</text:p>
                    </text:list-item>
                    <text:list-item>
                      <text:p text:style-name="P23">Zone Of Control II</text:p>
                    </text:list-item>
                  </text:list>
                </table:table-cell>
              </table:table-row>
            </table:table>
            <text:p text:style-name="P3"><text:soft-page-break/></text:p>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5285729" text:continue-numbering="true" text:style-name="WWNum2">
                    <text:list-item>
                      <text:p text:style-name="P23">Bleeder(2)</text:p>
                    </text:list-item>
                    <text:list-item>
                      <text:p text:style-name="P23">Catch Thrown(10)</text:p>
                    </text:list-item>
                    <text:list-item>
                      <text:p text:style-name="P23">Fast Draw*</text:p>
                    </text:list-item>
                    <text:list-item>
                      <text:p text:style-name="P23">Fast Thrown(12)</text:p>
                    </text:list-item>
                    <text:list-item>
                      <text:p text:style-name="P23">Hidden Compartments</text:p>
                    </text:list-item>
                    <text:list-item>
                      <text:p text:style-name="P23">Increase Throwing Range I</text:p>
                    </text:list-item>
                  </text:list>
                </table:table-cell>
                <table:table-cell table:style-name="Table47.A1" office:value-type="string">
                  <text:list xml:id="list35288090" text:continue-numbering="true" text:style-name="WWNum2">
                    <text:list-item>
                      <text:p text:style-name="P23">Bleeder(3)</text:p>
                    </text:list-item>
                    <text:list-item>
                      <text:p text:style-name="P23">Catch Thrown(9)</text:p>
                    </text:list-item>
                    <text:list-item>
                      <text:p text:style-name="P23">Double Shot*</text:p>
                    </text:list-item>
                    <text:list-item>
                      <text:p text:style-name="P23">Fast Thrown(11)</text:p>
                    </text:list-item>
                    <text:list-item>
                      <text:p text:style-name="P23">Increase Throwing Range II</text:p>
                    </text:list-item>
                    <text:list-item>
                      <text:p text:style-name="P23">Piercer(1)</text:p>
                    </text:list-item>
                    <text:list-item>
                      <text:p text:style-name="P23">Quick Aim**</text:p>
                    </text:list-item>
                  </text:list>
                  <text:p text:style-name="P9"/>
                  <text:p text:style-name="P7"/>
                  <text:p text:style-name="P3"/>
                </table:table-cell>
                <table:table-cell table:style-name="Table47.A1" office:value-type="string">
                  <text:list xml:id="list35278801" text:continue-numbering="true" text:style-name="WWNum2">
                    <text:list-item>
                      <text:p text:style-name="P23">Bleeder(4)</text:p>
                    </text:list-item>
                    <text:list-item>
                      <text:p text:style-name="P23">Catch Thrown, Arrow(8)</text:p>
                    </text:list-item>
                    <text:list-item>
                      <text:p text:style-name="P23">Fast Thrown(10)</text:p>
                    </text:list-item>
                    <text:list-item>
                      <text:p text:style-name="P23">Hit And Run</text:p>
                    </text:list-item>
                    <text:list-item>
                      <text:p text:style-name="P23">Piercer(2)</text:p>
                    </text:list-item>
                    <text:list-item>
                      <text:p text:style-name="P23">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5863355152944008077"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9044031303570435201" text:style-name="WWNum21">
              <text:list-item>
                <text:p text:style-name="P25">Your attacks with light weapons do +1 damage</text:p>
              </text:list-item>
              <text:list-item>
                <text:p text:style-name="P25">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3102564369176092954" text:style-name="WWNum23">
              <text:list-header>
                <text:p text:style-name="P60">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35289215" text:continue-numbering="true" text:style-name="WWNum23">
              <text:list-item>
                <text:p text:style-name="P26">Your animal companion gets +1 to hit</text:p>
              </text:list-item>
              <text:list-item>
                <text:p text:style-name="P26">Your animal companion gets an additional +1 to hit</text:p>
              </text:list-item>
              <text:list-item>
                <text:p text:style-name="P26">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5300659" text:continue-numbering="true" text:style-name="WWNum23">
              <text:list-item>
                <text:p text:style-name="P26">Your animal companion gets +1 AV, or 2 AV, whichever is better</text:p>
              </text:list-item>
              <text:list-item>
                <text:p text:style-name="P26">Your animal companion gets an additional +1 AV</text:p>
              </text:list-item>
              <text:list-item>
                <text:p text:style-name="P26">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4134067967730303430" text:style-name="WWNum22">
              <text:list-item>
                <text:p text:style-name="P27">Combat</text:p>
                <text:list>
                  <text:list-item>
                    <text:p text:style-name="P55"><text:span text:style-name="Default_20_Paragraph_20_Font"><text:span text:style-name="T4">Bear </text:span></text:span><text:span text:style-name="Default_20_Paragraph_20_Font"><text:span text:style-name="T17">–</text:span></text:span><text:span text:style-name="Default_20_Paragraph_20_Font"><text:span text:style-name="T4"> Slightly higher damage and hits</text:span></text:span></text:p>
                  </text:list-item>
                  <text:list-item>
                    <text:p text:style-name="P55"><text:span text:style-name="Default_20_Paragraph_20_Font"><text:span text:style-name="T4">Lion </text:span></text:span><text:span text:style-name="Default_20_Paragraph_20_Font"><text:span text:style-name="T17">–</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5"><text:span text:style-name="Default_20_Paragraph_20_Font"><text:span text:style-name="T4">Wolf </text:span></text:span><text:span text:style-name="Default_20_Paragraph_20_Font"><text:span text:style-name="T17">–</text:span></text:span><text:span text:style-name="Default_20_Paragraph_20_Font"><text:span text:style-name="T4"> Better support</text:span></text:span></text:p>
                  </text:list-item>
                </text:list>
              </text:list-item>
              <text:list-item>
                <text:p text:style-name="P27">Scout</text:p>
                <text:list>
                  <text:list-item>
                    <text:p text:style-name="P55"><text:span text:style-name="Default_20_Paragraph_20_Font"><text:span text:style-name="T4">Crow </text:span></text:span><text:span text:style-name="Default_20_Paragraph_20_Font"><text:span text:style-name="T17">–</text:span></text:span><text:span text:style-name="Default_20_Paragraph_20_Font"><text:span text:style-name="T4"> Flies and great perception</text:span></text:span></text:p>
                  </text:list-item>
                  <text:list-item>
                    <text:p text:style-name="P55"><text:span text:style-name="Default_20_Paragraph_20_Font"><text:span text:style-name="T4">Ferret </text:span></text:span><text:span text:style-name="Default_20_Paragraph_20_Font"><text:span text:style-name="T17">–</text:span></text:span><text:span text:style-name="Default_20_Paragraph_20_Font"><text:span text:style-name="T4"> Sneaky and can steal</text:span></text:span></text:p>
                  </text:list-item>
                  <text:list-item>
                    <text:p text:style-name="P55"><text:span text:style-name="Default_20_Paragraph_20_Font"><text:span text:style-name="T4">Housecat </text:span></text:span><text:span text:style-name="Default_20_Paragraph_20_Font"><text:span text:style-name="T17">–</text:span></text:span><text:span text:style-name="Default_20_Paragraph_20_Font"><text:span text:style-name="T4"> Good perception, dark vision, support for magic and lore</text:span></text:span></text:p>
                  </text:list-item>
                </text:list>
              </text:list-item>
              <text:list-item>
                <text:p text:style-name="P27">Tanky</text:p>
                <text:list>
                  <text:list-item>
                    <text:p text:style-name="P55"><text:span text:style-name="Default_20_Paragraph_20_Font"><text:span text:style-name="T4">Ape </text:span></text:span><text:span text:style-name="Default_20_Paragraph_20_Font"><text:span text:style-name="T17">–</text:span></text:span><text:span text:style-name="Default_20_Paragraph_20_Font"><text:span text:style-name="T4"> Slightly better damage and hits</text:span></text:span></text:p>
                  </text:list-item>
                  <text:list-item>
                    <text:p text:style-name="P55"><text:span text:style-name="Default_20_Paragraph_20_Font"><text:span text:style-name="T4">Boar </text:span></text:span><text:span text:style-name="Default_20_Paragraph_20_Font"><text:span text:style-name="T17">–</text:span></text:span><text:span text:style-name="Default_20_Paragraph_20_Font"><text:span text:style-name="T4"> Charge, knockdown, good armor</text:span></text:span></text:p>
                  </text:list-item>
                  <text:list-item>
                    <text:p text:style-name="P55"><text:span text:style-name="Default_20_Paragraph_20_Font"><text:span text:style-name="T4">Lizard </text:span></text:span><text:span text:style-name="Default_20_Paragraph_20_Font"><text:span text:style-name="T17">–</text:span></text:span><text:span text:style-name="Default_20_Paragraph_20_Font"><text:span text:style-name="T4"> Best armor</text:span></text:span></text:p>
                  </text:list-item>
                </text:list>
              </text:list-item>
            </text:list>
            <text:p text:style-name="P3"><text:soft-page-break/></text:p>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4245026390940284739" text:style-name="WWNum24">
              <text:list-item>
                <text:p text:style-name="P28">Your animal companion gets +1 to all his defense skills</text:p>
              </text:list-item>
              <text:list-item>
                <text:p text:style-name="P28">Your animal companion gets an additional +1 to all his defense skills</text:p>
              </text:list-item>
              <text:list-item>
                <text:p text:style-name="P28">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8462887337371471605" text:style-name="WWNum14">
              <text:list-item>
                <text:p text:style-name="P29">You can wield, and do full damage with, a weapon with a leverage die 1 step higher than your Muscle die</text:p>
              </text:list-item>
              <text:list-item>
                <text:p text:style-name="P29">You can wield, and do full damage with, a weapon with a leverage die 2 steps higher than your Muscle die</text:p>
              </text:list-item>
            </text:list>
          </table:table-cell>
        </table:table-row>
        <table:table-row>
          <table:table-cell table:style-name="Table43.A4" office:value-type="string">
            <text:p text:style-name="P3">Artifact Whisperer</text:p>
          </table:table-cell>
          <table:table-cell table:style-name="Table43.A4" office:value-type="string">
            <text:p text:style-name="P58">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3">Artificer's Eye</text:p>
          </table:table-cell>
          <table:table-cell table:style-name="Table43.A4" office:value-type="string">
            <text:list xml:id="list35282000" text:continue-numbering="true" text:style-name="WWNum14">
              <text:list-header>
                <text:p text:style-name="P61">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8">When you successfully block, you can spend an inspiration to immediately move 1 hex</text:p>
              </text:list-item>
              <text:list-item>
                <text:p text:style-name="P28">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5302151" text:continue-numbering="true" text:style-name="WWNum24">
              <text:list-item>
                <text:p text:style-name="P28">You take ½ damage from falls</text:p>
              </text:list-item>
              <text:list-item>
                <text:p text:style-name="P28">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9">½</text:span></text:span><text:span text:style-name="Default_20_Paragraph_20_Font"><text:span text:style-name="T4"> move when you take a blow that would knock you unconscious, your companion can take that blow instead at the cost of 1 </text:span></text:span><text:soft-page-break/><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5299253" text:continue-numbering="true" text:style-name="WWNum24">
              <text:list-item>
                <text:p text:style-name="P28">You can consume a spirit, making it unavailable for a week, and you immediately gain 1d3 spell levels back</text:p>
              </text:list-item>
              <text:list-item>
                <text:p text:style-name="P28">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846691424564365588" text:style-name="WWNum29">
              <text:list-item>
                <text:p text:style-name="P42">You get a +1 to camping checks and give your group 1 extra camp action</text:p>
              </text:list-item>
              <text:list-item>
                <text:p text:style-name="P42">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5301480" text:continue-numbering="true" text:style-name="WWNum29">
              <text:list-item>
                <text:p text:style-name="P42">You get a +1 to climb checks and can climb 2 hexes/round faster</text:p>
              </text:list-item>
              <text:list-item>
                <text:p text:style-name="P42">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5290758" text:continue-numbering="true" text:style-name="WWNum29">
              <text:list-item>
                <text:p text:style-name="P42">You get a +1 to swim checks, and can remain underwater 2x longer before losing hit points</text:p>
              </text:list-item>
              <text:list-item>
                <text:p text:style-name="P42">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text:soft-page-break/>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5290690" text:continue-numbering="true" text:style-name="WWNum29">
              <text:list-item>
                <text:p text:style-name="P42">You can create potions in the field (with a kit) at a -2 casting penalty</text:p>
              </text:list-item>
              <text:list-item>
                <text:p text:style-name="P42">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7">–</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7720672450415731044" text:style-name="WWNum27">
              <text:list-item>
                <text:p text:style-name="P43">You can move at ½ speed with a grappled opponent</text:p>
              </text:list-item>
              <text:list-item>
                <text:p text:style-name="P43">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4" office:value-type="string">
            <text:p text:style-name="P4">Flash of Insight</text:p>
          </table:table-cell>
          <table:table-cell table:style-name="Table43.A4" office:value-type="string">
            <text:p text:style-name="P4">When you first acquire an artifact, you gain an immediate item lore roll to start your project</text:p>
          </table:table-cell>
        </table:table-row>
        <table:table-row>
          <table:table-cell table:style-name="Table43.A1" office:value-type="string">
            <text:p text:style-name="P4">Follow Me</text:p>
          </table:table-cell>
          <table:table-cell table:style-name="Table43.A1" office:value-type="string">
            <text:list xml:id="list35274954" text:continue-numbering="true" text:style-name="WWNum27">
              <text:list-item>
                <text:p text:style-name="P43">When you give ground, you can move one adjacent ally with you</text:p>
              </text:list-item>
              <text:list-item>
                <text:p text:style-name="P43">When you give ground, you can move up to three adjacent allies with you</text:p>
              </text:list-item>
            </text:list>
          </table:table-cell>
        </table:table-row>
        <table:table-row>
          <table:table-cell table:style-name="Table43.A4" office:value-type="string">
            <text:p text:style-name="P4">Fool Artifact</text:p>
          </table:table-cell>
          <table:table-cell table:style-name="Table43.A4" office:value-type="string">
            <text:list xml:id="list35298347" text:continue-numbering="true" text:style-name="WWNum27">
              <text:list-item>
                <text:p text:style-name="P43">Artifacts that have usage restrictions based on race, skills, character attributes, or worship can still be used by you</text:p>
              </text:list-item>
              <text:list-item>
                <text:p text:style-name="P43">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6855506477064991241" text:style-name="WWNum34">
              <text:list-item>
                <text:p text:style-name="P53">When gaining exotics, or herbs, you gain 1 more than you normally would</text:p>
              </text:list-item>
              <text:list-item>
                <text:p text:style-name="P53">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553360490991190214" text:style-name="WWNum30">
              <text:list-item>
                <text:p text:style-name="P44">The chance of glass breaking is reduced to 1/12</text:p>
              </text:list-item>
              <text:list-item>
                <text:p text:style-name="P44">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4246001410981856586" text:style-name="WWNum35">
              <text:list-item>
                <text:p text:style-name="P45">You may throw great weapons using your regular attack skill. Weapons thrown in this fashion do Dmg(-1) + Mus(-1) damage and are -2 to hit</text:p>
              </text:list-item>
              <text:list-item>
                <text:p text:style-name="P45">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4" office:value-type="string">
            <text:p text:style-name="P4">Grim Countenance</text:p>
          </table:table-cell>
          <table:table-cell table:style-name="Table43.A4" office:value-type="string">
            <text:p text:style-name="P4">You gain 2 hit points. You also get a +2 to any social check where being intimidating would be helpful</text:p>
          </table:table-cell>
        </table:table-row>
        <table:table-row>
          <table:table-cell table:style-name="Table43.A4" office:value-type="string">
            <text:p text:style-name="P4">Grit Teeth</text:p>
          </table:table-cell>
          <table:table-cell table:style-name="Table43.A4" office:value-type="string">
            <text:p text:style-name="P4">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text:soft-page-break/>fashion hit the defender</text:p>
          </table:table-cell>
        </table:table-row>
        <table:table-row>
          <table:table-cell table:style-name="Table43.A1" office:value-type="string">
            <text:p text:style-name="P3">Imbue Artifact(x)</text:p>
          </table:table-cell>
          <table:table-cell table:style-name="Table43.A1" office:value-type="string">
            <text:p text:style-name="P3">You can cast a spell of DL x or less into an artifact with charges. Once imbued, you cannot cast this spell normally, but instead must cast it by burning a charge of the item. Items without charges cannot be imbued</text:p>
            <text:p text:style-name="P3"/>
            <text:p text:style-name="P3">Imbuing an artifact is a project that requires 15 task points, 500g, and relies on item lore and wit. Once the project is completed, the spell must be successfully cast. If failed, the entire project and all its associated costs must be paid again.</text:p>
            <text:p text:style-name="P3"/>
            <text:p text:style-name="P3">Imbuing can be used with divine invocation, spirit calling and voice only.</text:p>
            <text:p text:style-name="P3"/>
            <text:p text:style-name="P3">When a spirit is released, any imbued spells may be retained and cast through their artifacts. However, powerful spirits might return to the caster to gain their spells back.</text:p>
          </table:table-cell>
        </table:table-row>
        <table:table-row>
          <table:table-cell table:style-name="Table43.A4" office:value-type="string">
            <text:p text:style-name="P3">Impale(x)</text:p>
          </table:table-cell>
          <table:table-cell table:style-name="Table43.A4"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1492551298735560486" text:style-name="WWNum10">
              <text:list-item>
                <text:p text:style-name="P30">When you charge you take no penalty to hit</text:p>
              </text:list-item>
              <text:list-item>
                <text:p text:style-name="P30">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3497041428981645920" text:style-name="WWNum9">
              <text:list-item>
                <text:p text:style-name="P31">When your opponents get a free attack because you disengage from melee, their attacks do not get a +2 bonus to hit</text:p>
              </text:list-item>
              <text:list-item>
                <text:p text:style-name="P31">When disengaging, you get +2 defense</text:p>
              </text:list-item>
              <text:list-item>
                <text:p text:style-name="P31">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5301513" text:continue-numbering="true" text:style-name="WWNum9">
              <text:list-item>
                <text:p text:style-name="P31">When you give ground, you may retreat 2 hexes</text:p>
              </text:list-item>
              <text:list-item>
                <text:p text:style-name="P31">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5279268" text:continue-numbering="true" text:style-name="WWNum9">
              <text:list-item>
                <text:p text:style-name="P46">Your voice score is Power/2</text:p>
              </text:list-item>
              <text:list-item>
                <text:p text:style-name="P46">Your voice score increases to Power*(3/4)</text:p>
              </text:list-item>
              <text:list-item>
                <text:p text:style-name="P46">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5303080" text:continue-numbering="true" text:style-name="WWNum9">
              <text:list-item>
                <text:p text:style-name="P46">Range bands with thrown weapons increase 50%</text:p>
              </text:list-item>
              <text:list-item>
                <text:p text:style-name="P46">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5292628" text:continue-numbering="true" text:style-name="WWNum9">
              <text:list-item>
                <text:p text:style-name="P46">By spending one inspiration, you may move an adjacent ally with you as part of your action (max is your ½ move)</text:p>
              </text:list-item>
              <text:list-item>
                <text:p text:style-name="P46">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4">Item Charger</text:p>
          </table:table-cell>
          <table:table-cell table:style-name="Table43.A4" office:value-type="string">
            <text:p text:style-name="P4">As a camp action, you can spend inspiration to replenish charges in your wands</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8516296847043159534" text:style-name="WWNum37">
              <text:list-item>
                <text:p text:style-name="P47">Chants affect all allies or enemies within 15 hexes</text:p>
              </text:list-item>
              <text:list-item>
                <text:p text:style-name="P47">Chants affect all allies or enemies within 20 hexes</text:p>
              </text:list-item>
              <text:list-item>
                <text:p text:style-name="P47">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119547908683887004" text:style-name="WWNum18">
              <text:list-item>
                <text:p text:style-name="P48">The first inspiration you spend to reduce incoming damage reduces it by 1d4 (instead of 1 point)</text:p>
              </text:list-item>
              <text:list-item>
                <text:p text:style-name="P48">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ext:soft-page-break/>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5922372136460378015" text:style-name="WWNum16">
              <text:list-item>
                <text:p text:style-name="P32">You can use your medical skill in place of your brawling skill to make an unarmed attack. If your attack hits a location with AV 3 or less, you do MUS+1d4 penetrating damage</text:p>
              </text:list-item>
              <text:list-item>
                <text:p text:style-name="P32">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6011255730921355647" text:style-name="WWNum17">
              <text:list-item>
                <text:p text:style-name="P33">You can use your medical skill to provide long-term care, taking 1 hour to give 2d4 healing</text:p>
              </text:list-item>
              <text:list-item>
                <text:p text:style-name="P33">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5295271" text:continue-numbering="true" text:style-name="WWNum17">
              <text:list-item>
                <text:p text:style-name="P33">When you get an impale, instead of impairing your enemy, you can immobilize him</text:p>
              </text:list-item>
              <text:list-item>
                <text:p text:style-name="P33">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2855979407305435534" text:style-name="WWNum20">
              <text:list-item>
                <text:p text:style-name="P34">You get +1 to-hit and +1 damage when enemies are in the first range band</text:p>
              </text:list-item>
              <text:list-item>
                <text:p text:style-name="P34">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35287650" text:continue-numbering="true" text:style-name="WWNum20">
              <text:list-item>
                <text:p text:style-name="P34">You may apply poison to your weapons</text:p>
              </text:list-item>
              <text:list-item>
                <text:p text:style-name="P34">Poisons you apply have a +2 to the save DL, and do +1 effect/die</text:p>
              </text:list-item>
              <text:list-item>
                <text:p text:style-name="P34">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1763794860710758977" text:style-name="WWNum33">
              <text:list-item>
                <text:p text:style-name="P35">Your fist leverage damage is 1d4+1 or +1 die step</text:p>
              </text:list-item>
              <text:list-item>
                <text:p text:style-name="P35">Your fist leverage damage is 1d6+1 or +2 die step</text:p>
              </text:list-item>
              <text:list-item>
                <text:p text:style-name="P35">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5288591" text:continue-numbering="true" text:style-name="WWNum33">
              <text:list-item>
                <text:p text:style-name="P35">You can burn exotics to restore alchemy skill levels, gaining 1 for each exotic consumed</text:p>
              </text:list-item>
              <text:list-item>
                <text:p text:style-name="P35">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7">…</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7">–</text:span></text:span><text:span text:style-name="Default_20_Paragraph_20_Font"><text:span text:style-name="T4">1(x) point/die</text:span></text:span></text:p>
          </table:table-cell>
        </table:table-row>
        <text:soft-page-break/>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3895907016616586886" text:style-name="WWNum12">
              <text:list-item>
                <text:p text:style-name="P36">Once per fight, spend an inspiration and heal 1d6 hit points</text:p>
              </text:list-item>
              <text:list-item>
                <text:p text:style-name="P36">Once per fight, spend 2 inspiration and heal 2d6 hit points</text:p>
              </text:list-item>
            </text:list>
          </table:table-cell>
        </table:table-row>
        <table:table-row>
          <table:table-cell table:style-name="Table43.A4" office:value-type="string">
            <text:p text:style-name="P3">See Red(x)</text:p>
          </table:table-cell>
          <table:table-cell table:style-name="Table43.A4" office:value-type="string">
            <text:list xml:id="list35299900" text:continue-numbering="true" text:style-name="WWNum12">
              <text:list-header>
                <text:p text:style-name="P62">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8976409827457899944" text:style-name="WWNum31">
              <text:list-item>
                <text:p text:style-name="P37">You are immune to your own poisons and gasses and get +2 to save against any poison check</text:p>
              </text:list-item>
              <text:list-item>
                <text:p text:style-name="P37">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5296682" text:continue-numbering="true" text:style-name="WWNum31">
              <text:list-item>
                <text:p text:style-name="P17">You get no penalty when performing medical checks on yourself</text:p>
              </text:list-item>
              <text:list-item>
                <text:p text:style-name="P37">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1998906482219486205" text:style-name="WWNum36">
              <text:list-item>
                <text:p text:style-name="P38">You get a +1 to hit and +2 damage when you interrupt an opponent that charges you</text:p>
              </text:list-item>
              <text:list-item>
                <text:p text:style-name="P38">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0">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503541246880728250" text:style-name="WWNum11">
              <text:list-item>
                <text:p text:style-name="P39">Spend 1 inspiration to take a 1” move at any time (may be used once a combat round)</text:p>
              </text:list-item>
              <text:list-item>
                <text:p text:style-name="P56"><text:span text:style-name="Default_20_Paragraph_20_Font"><text:span text:style-name="T4">Spend 1 inspiration to take a </text:span></text:span><text:span text:style-name="Default_20_Paragraph_20_Font"><text:span text:style-name="T19">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7">…</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7">…</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1566761065239463411" text:style-name="WWNum28">
              <text:list-item>
                <text:p text:style-name="P49">You can spend inspiration to block bolt spells with your shield</text:p>
              </text:list-item>
              <text:list-item>
                <text:p text:style-name="P49">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ext:soft-page-break/>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8262993627250723060" text:style-name="WWNum32">
              <text:list-item>
                <text:p text:style-name="P50">Your potion throwing range is increased by 50% and you get +1 to thrown weapon damage</text:p>
              </text:list-item>
              <text:list-item>
                <text:p text:style-name="P50">Your potion throwing range is doubled and you get +2 to thrown weapon damage</text:p>
              </text:list-item>
            </text:list>
          </table:table-cell>
        </table:table-row>
        <table:table-row>
          <table:table-cell table:style-name="Table43.A4" office:value-type="string">
            <text:p text:style-name="P4">Strong Strike(x)</text:p>
          </table:table-cell>
          <table:table-cell table:style-name="Table43.A4" office:value-type="string">
            <text:p text:style-name="P10">You can take a -x to your attack roll to do +x damage</text:p>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2535466924578272251" text:style-name="WWNum15">
              <text:list-item>
                <text:p text:style-name="P51">Spend an inspiration and you can attack two adjacent characters in front of you, taking a -2 penalty to hit each</text:p>
              </text:list-item>
              <text:list-item>
                <text:p text:style-name="P51">Spend an inspiration and you can attack three adjacent characters in front of you, taking a -2 penalty to hit each</text:p>
              </text:list-item>
              <text:list-item>
                <text:p text:style-name="P51">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5306287" text:continue-numbering="true" text:style-name="WWNum15">
              <text:list-item>
                <text:p text:style-name="P51">+1 Swim, you can stay underwater 3x longer, you fight with no penalty underwater, you are resistant to gas attacks</text:p>
              </text:list-item>
              <text:list-item>
                <text:p text:style-name="P51">+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5771504340734198298" text:style-name="WWNum26">
              <text:list-item>
                <text:p text:style-name="P57"><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7"><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7907480916662442995" text:style-name="WWNum25">
              <text:list-item>
                <text:p text:style-name="P40">Once you have identified an item's properties, you may make an item lore roll to increase one of the aspects of the item</text:p>
                <text:list>
                  <text:list-item>
                    <text:p text:style-name="P40">Area of effect increases by 1 hex</text:p>
                  </text:list-item>
                  <text:list-item>
                    <text:p text:style-name="P40">Damage done increases +1/die</text:p>
                  </text:list-item>
                  <text:list-item>
                    <text:p text:style-name="P40">Difficulty of save increases by 2</text:p>
                  </text:list-item>
                  <text:list-item>
                    <text:p text:style-name="P40">Proc chance increases by 1</text:p>
                  </text:list-item>
                </text:list>
              </text:list-item>
              <text:list-item>
                <text:p text:style-name="P40">You may unlock legendary power a second time on the same item, increasing 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ext:soft-page-break/>
        <table:table-row>
          <table:table-cell table:style-name="Table43.A4" office:value-type="string">
            <text:p text:style-name="P3">Wand Master</text:p>
          </table:table-cell>
          <table:table-cell table:style-name="Table43.A4" office:value-type="string">
            <text:p text:style-name="P3">Your wands have</text:p>
            <text:list xml:id="list7256904922985113346" text:style-name="L3">
              <text:list-item>
                <text:p text:style-name="P18">+2 save DL</text:p>
              </text:list-item>
              <text:list-item>
                <text:p text:style-name="P18">+1 damage (or effect)/die</text:p>
              </text:list-item>
              <text:list-item>
                <text:p text:style-name="P18">+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35279918" text:continue-list="list7907480916662442995" text:style-name="WWNum25">
              <text:list-item>
                <text:p text:style-name="P40">Small animals surround you when in the wilderness. You can talk with these creatures and they will sometimes give you useful information. You get +2 to navigate, track and wilderness lore checks</text:p>
              </text:list-item>
              <text:list-item>
                <text:p text:style-name="P40">Your wilderness friends can carry messages and small objects to those within 5km</text:p>
              </text:list-item>
              <text:list-item>
                <text:p text:style-name="P40">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5295691" text:continue-numbering="true" text:style-name="WWNum25">
              <text:list-item>
                <text:p text:style-name="P40">When you block in the same round you cast a spell, your penalty is only -1</text:p>
              </text:list-item>
              <text:list-item>
                <text:p text:style-name="P40">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1">When you hit with a grapple, you may spend an inspiration to perform a special move based on the hit location</text:p>
            <text:list xml:id="list1985798828287376396" text:style-name="WWNum13">
              <text:list-item>
                <text:p text:style-name="P64"><text:span text:style-name="Default_20_Paragraph_20_Font"><text:span text:style-name="T11">Head: Choke Hold</text:span></text:span><text:span text:style-name="Default_20_Paragraph_20_Font"><text:span text:style-name="T13"> – </text:span></text:span><text:span text:style-name="Default_20_Paragraph_20_Font"><text:span text:style-name="T14">You grapple the target and can do your strike dice (-1 step) as penetrating damage each round until the hold is broken</text:span></text:span></text:p>
              </text:list-item>
              <text:list-item>
                <text:p text:style-name="P64"><text:span text:style-name="Default_20_Paragraph_20_Font"><text:span text:style-name="T11">Arms: Pin</text:span></text:span><text:span text:style-name="Default_20_Paragraph_20_Font"><text:span text:style-name="T13"> </text:span></text:span><text:span text:style-name="Default_20_Paragraph_20_Font"><text:span text:style-name="T5">– You grapple the target and pin his arms, rendering him unable to attack or cast spells until the hold is broken</text:span></text:span></text:p>
              </text:list-item>
              <text:list-item>
                <text:p text:style-name="P64"><text:span text:style-name="Default_20_Paragraph_20_Font"><text:span text:style-name="T11">Chest: Throw</text:span></text:span><text:span text:style-name="Default_20_Paragraph_20_Font"><text:span text:style-name="T15"> –</text:span></text:span><text:span text:style-name="Default_20_Paragraph_20_Font"><text:span text:style-name="T5"> You toss the target into an adjacent hex. He takes your strike damage and is prone</text:span></text:span></text:p>
              </text:list-item>
              <text:list-item>
                <text:p text:style-name="P64"><text:span text:style-name="Default_20_Paragraph_20_Font"><text:span text:style-name="T12">Chest: Bear Hug</text:span></text:span><text:span text:style-name="Default_20_Paragraph_20_Font"><text:span text:style-name="T5"> – You grapple the target and do your strike dice (-2 step) each round as penetrating damage until the hold is broken</text:span></text:span></text:p>
              </text:list-item>
              <text:list-item>
                <text:p text:style-name="P64"><text:span text:style-name="Default_20_Paragraph_20_Font"><text:span text:style-name="T11">Legs: takedown</text:span></text:span><text:span text:style-name="Default_20_Paragraph_20_Font"><text:span text:style-name="T15"> – </text:span></text:span><text:span text:style-name="Default_20_Paragraph_20_Font"><text:span text:style-name="T16">The</text:span></text:span><text:span text:style-name="Default_20_Paragraph_20_Font"><text:span text:style-name="T5"> target is prone and you can choose to go prone and retain the grapple, or remain standing</text:span></text:span></text:p>
              </text:list-item>
            </text:list>
            <text:p text:style-name="P11"/>
            <text:p text:style-name="P11">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5295132" text:continue-numbering="true" text:style-name="WWNum13">
              <text:list-item>
                <text:p text:style-name="P52">As a melee fighter, you count as two combatants for purposes of engaging enemies and locking them in combat</text:p>
              </text:list-item>
              <text:list-item>
                <text:p text:style-name="P5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9-15T15:10:34.45</dc:date>
    <meta:editing-cycles>81</meta:editing-cycles>
    <meta:editing-duration>PT7H2M24S</meta:editing-duration>
    <meta:document-statistic meta:table-count="57" meta:image-count="0" meta:object-count="0" meta:page-count="17" meta:paragraph-count="1344" meta:word-count="8057" meta:character-count="41710"/>
    <meta:template xlink:type="simple" xlink:actuate="onRequest" xlink:title="" xlink:href="Normal.dotm"/>
  </office:meta>
</office:document-meta>
</file>